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895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13.857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witter_20__20_搜索_20_-_20_new_20_year_20_resolut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witter  搜索 - new year resolut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6" table:default-cell-style-name="Default"/>
        <table:table-row table:style-name="ro1">
          <table:table-cell table:style-name="ce1" office:value-type="string" calcext:value-type="string">
            <text:p>Here's an excellent New Year's resolution to make on behalf of your cat. http://fb.me/3CkJmevdb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Resolution, Schmesolution: Create a New Year Theme - Adolescent Drug Rehab | Teen Drug Treatment Rehab http://www.visionsteen.com/2013/12/resolution-schmesolution-create-a-new-year-theme/ …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Cin-Cin! Happy New Year - :-) Suceed With Your Gay New Year Resolution - http://belamimad.com/resolution2014/?618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Cin-Cin! 2014 Is Almost Here - :-) Time For Your Gay New Year Resolution - http://belamimad.com/resolution2014/?354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Cheers! Get It Done 2014 - Yeah! Time For Your Gay New Year Resolution - http://belamimad.com/resolution2014/?369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Is your New Year's resolution to read more? Here's Amazon's picks for the best books of 2013: http://www.amazon.com/b?ref_=tsm_1_fb_s_amzn_myn3xf&amp;ie=UTF8&amp;node=7734007011 …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Cheers! Countdown - Wow! Fix Your Gay New Year Resolution - http://belamimad.com/resolution2014/?970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's resolution for weight loss: Slow down when you eat - Sacramento Bee http://bit.ly/1k5iBqQ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Salute!Sante!Proost!Salud! Countdown - :) Solve Your Gay New Year Resolution - http://belamimad.com/resolution2014/?744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Proost!Salud! 2014 Is Almost Here - Yeah! Solve Your Gay New Year Resolution - http://belamimad.com/resolution2014/?374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Salute!Sante!Proost!Salud! Countdown - Wow! Time For Your Gay New Year Resolution - http://belamimad.com/resolution2014/?193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Cin-Cin! Countdown - Wow! Time For Your Gay New Year Resolution - http://belamimad.com/resolution2014/?091 … #newyea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y new year Resolution!! <text:s/>#newyear #newyearnewme #resolution http://instagram.com/p/imvW3Tjpci/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2">
          <table:table-cell table:style-name="ce1" office:value-type="string" calcext:value-type="string">
            <text:p>There's a plus side to being my New Year's Eve kiss because kissing burns calories &amp; you can start your New Years resolution of working ou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 Resolution?!? Swagg It Out pic.twitter.com/KYxn5n1RR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SelfHelpService wishes everyone a happy #NewYear. What will your new year #Resolution be? http://selfhelpservices.org.uk  #SelfHelp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amandapalmer A great New Year's resolution for everyone <text:s/>'take a HIV test'. It takes minutes &amp; 0 calories http://www.mesmac.co.uk/testing-times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 everyone!! Anyone have a New Years Resolution ? #bringon2014 pic.twitter.com/HiNDz8wdeH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 everyone!! Anyone have a New Years Resolution ? #bringon2014 pic.twitter.com/XfZnmjM36q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2014 everyone! I have a New Year resolution! Its the same one I make every year... <text:s/>The post New Year! New... http://fb.me/2P7pghI4J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's Resolutions: let me break it down for you. The 5 Components of a New Year’s Resolution http://s.nickmom.com/KhJRmn  via @NickMom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DocMorts Don't need to make a resolution about tea: my supply spirals at this time of year thanks to presents! <text:s/>Happy New Year.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, A New Resolution! <text:s/>Set Heart Healthy goals you can accomplish. http://fb.me/1KNoH11Sx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! What is YOUR New Year's Resolution? A special message about resolutions: http://www.kalkiavatarfoundation.com/activities/activity/mfi-wishes-you-a-happy-goharian-new-year … #NYE pic.twitter.com/5fDVDDwZrp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RT @PETAUK: Happy New Year! Stand up for animals in 2014. Go vegan! http://petauk.org/b118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ere's an excellent new year's resolution to make on behalf of your cat. http://fb.me/14CjQnaP2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“@WEtv: Make your New Year’s resolution to watch more #LawandOrder! Get started tomorrow starting at 10a on @WEtv. pic.twitter.com/irm15SHUsI”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48) Visit Dan Fogelberg's grave. Pee on it |#resolution #100resolutions #newyear #NYE #countdown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y New Year's Resolution... http://fb.me/y46H7xMK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2">
          <table:table-cell table:style-name="ce1" office:value-type="string" calcext:value-type="string">
            <text:p>There's a plus side to being my New Year's Eve kiss because kissing burns calories &amp; you can start your New Years resolution of working out”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’s resolution for San Diego and California: Right up to the final day, it was not exactly the best o... http://bit.ly/1amz9kh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 in like 4 minutes new years resolution fan girl more and go to the gym have a good 2014 people !!!!!♡ pic.twitter.com/T68CxlOGNX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's resolution is something that goes in one year and out the other http://instagram.com/p/imvLeygZHn/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! What is YOUR New Year's Resolution? A special message about resolutions: http://www.kalkiavatarfoundation.com/activities/activity/mfi-wishes-you-a-happy-goharian-new-year … #NYE pic.twitter.com/kZYm6MvN0h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's Resolution by Camera Obscura <text:s/>http://open.spotify.com/track/1NdjTT9llPU6hruAQBEObg …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elcome 2014. <text:s/>I hope it is amazing for all. <text:s/>I am not making a New year Resolution as when I break them I am the... http://fb.me/2JAPGe7P9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People get pissed at new year new me... But a good enough resolution could make a pretty radical change. #ButHoesWillStillBeHoe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In case you're making an "eat healthy" New Year's Resolution http://fb.me/2zXJHRAME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sinabi na kasing huwag nang magsulat ng new year's resolution, madidisappoint lang kayo... ayaw nyo maniwala? tignan ko yung listahan nyo...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becoming a Big Brother or Big Sister your New Year's Resolution by attending our recruitment dinner Jan. 23! http://on.fb.me/1czgAtO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! Stand up for animals in 2014. Go vegan! http://petauk.org/b118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 Training Resolution by Equip 2 Endure: http://youtu.be/MleIshiRJK8  via @youtub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's resolution guys pic.twitter.com/ssCxYbJUBH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http://fb.me/2nvOyjHON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e hope everyone has a happy and safe new year. As a staff our #1 resolution is to help your student grow and... http://fb.me/2X1PAKfth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erichazann We'll miss you but respect your resolution. We're always here if you need us. Happy New Year from #FIJIWATER #EARTHSFINES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2">
          <table:table-cell table:style-name="ce1" office:value-type="string" calcext:value-type="string">
            <text:p>There's a plus side to being my New Year's Eve kiss because kissing burns calories &amp; you can start your New Years resolution of working out"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’s Resolution Card: Free Sample ( December-31-2013 ) First 1,000 any day will get it for free. Choose ... http://q.gs/5Ifmm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http://fb.me/2Na7Q7QzM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's Resolution for the Media From an Asian-American http://dlvr.it/4cRmfm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Yung New Year Resolution mo na 1 week lqng tumatagal back to normal ulit. Whahaha. :/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http://fb.me/B1nt0YlN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hat's your New Year's resolution? <text:s/>Cuál es tu Resolución de Año Nuevo? <text:s/>I hope I wrote that right in Spanish. <text:s/>#lombardo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's Resolution for the Media From an Asian-American http://dlvr.it/4cRmWk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http://fb.me/6C59TklrZ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. Viva La Resolution. pic.twitter.com/jNs2xVA6w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I liked a @YouTube video from @mattmurda__ http://youtu.be/3_GY5_JOYRo?a  OMG A POST COMM!!!...Happy New YEAR...New Years Resolution And Th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n completes unique 2013 New Year's resolution: Last New Year's, one man made a resolution to run ... http://q.gs/5Ifm8  #Milwauke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I'm unfollowing every that post a new year resolution ...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hat one word would describe your resolution for the New Year? Share it with a picture of you &amp; #youthH2O! #NewYear #NY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Looking for a business resolution to start 2014 in the right direction? Try this one. http://ow.ly/s5PwM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pic.twitter.com/gioBqVtQIA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pic.twitter.com/ayiq4ZE0sg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pic.twitter.com/I9Aae813kb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pic.twitter.com/Y7M8GSw7Tp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GOD PART OF YOUR NEW YEAR'S #RESOLUTION!!! ATTEND THIS #NEWYEAR'S EVE CELEBRATION!! ==&gt; http://dld.bz/demTr  pic.twitter.com/SEgeAh5RZ6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Blwyddyn Newydd Dda i bawb. If you are planning to improve your riding as a new year's resolution, join us here: http://ow.ly/s8PYD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Vtesse would like to wish you all a #HappyNewYear!! What’s you New Year’s resolution? http://www.vtesse.com  http://ow.ly/i/47qEz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The Only New Year's Resolution You'll Ever Need To Make http://ow.ly/s8cvH  #2014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Bring in the new year with a SMART-er resolution to #UnCar @smartcenterRVA! <text:s/>http://buff.ly/1cj5gkH  #Richmond pic.twitter.com/x46iyZnNRu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’s resolution for San Diego and California: It was not exactly the best of times for San Diego in 20... http://bit.ly/19FQtk8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2">
          <table:table-cell table:style-name="ce1" office:value-type="string" calcext:value-type="string">
            <text:p>12:05AM, 1931: Ernest Hemingway gives up on his New Year's resolution after punching out a bull.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Thinking about A New Year resolution. Check this one out. http://owl.li/sayPQ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hat's your #resolution for the New Year? Here's how you can improve your #golf game: http://bit.ly/1ggLhYU  #2014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Claro ! Happy new year @sketchfab ! “@albn: @chraynaud stéphane n'a pas reçu de compte twitter pour noel? résolution 2014? :)”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phila76 @cjchamp2001 @howardeskin @Ike58Reese @Jmcin80000 dude new year's resolution for you: relax.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 EVERYONE! What's your new year resolution? #2014 pic.twitter.com/lHWE7sWjyQ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Healthy Safe New Year to All and make it your resolution to help your loved ones and you #SleepWell http://ow.ly/sbgNc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 EVERYONE! What's your new year resolution? #2014 pic.twitter.com/yrvT0hvQTg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! Our New Years Resolution is to get you to vote in the #tumblies. Here's the link: http://svy.mk/1cUDhMx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New year resolution suggestions, anyone? http://fb.me/2BsCa3FsX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2">
          <table:table-cell table:style-name="ce1" office:value-type="string" calcext:value-type="string">
            <text:p>There's a plus side to being my New Year's Eve kiss because kissing burns calories &amp; you can start your New Years resolution of working ou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hat is your New Year's Resolution? <text:s/>Did you say: Pay off my credit cards? Start following a budget? Establish a... http://fb.me/1eYgxqYdS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JemmaJeyReal Here's my New Year's resolution!! pic.twitter.com/AiS1S5t2Tb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hat Your New Year's Resolution Salad Says About You http://huff.to/1gin3NT  via @HuffPostTast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What's your New Year's resolution? <text:s/>hehehehe http://fb.me/6neZ8R95f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Resolution for the new year! Lol <text:s/>http://instagram.com/p/imuyedIBxM/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Light a prayer candle for your New Year's resolution! http://dlvr.it/4cRlw1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ＨＡＰＰＹ ＮＥＷ ＹＥＡＲ ＡＬＬ ｙｏｕ ａｒｅ ｂｅａｕｔｉｆｕｌ ｔｈｅ ｗａｙ ｙｏｕ ａｒｅ ｙｏｕ ｄｏｎ’ｔ ｎｅｅｄ ａ ｎｅｗ ｙｅａｒｓ ｒｅｓｏｌｕｔｉｏｎ!(▰˘◡˘▰) http://tmblr.co/Z7u1-o12tKp8h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 2014! ♫ We Need a Resolution by Aaliyah — https://path.com/p/1lMj9t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's Resolution for the Media From an Asian-American: I am proud of my Chinese-American heritage. I li... http://huff.to/1amyHmj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A New Year's Resolution for the Media From an Asian-American http://huff.to/1amyHmj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ake your New Year’s resolution to quit smoking a reality by planning ahead and clinging to God. #SmokeFreeHol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@MirandaKennealy That you are so fancy you don't need a New <text:s/>Year's resolution?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Richard A. Moran: A Simple New Year's Resolution: Look Up http://pulse.me/s/JZUWs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Photo: How Do I Keep My House Mr. Clean in 2014? #LiquidMuscle This New Year cleaning resolution tips post... http://tmblr.co/Z8URqv12tKY1d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My New Year's Resolution... #NYE pic.twitter.com/HUZ9n90xKV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Happy new year! Here's to a fabulous 2014 filled with joy, fulfillment and most importantly health! http://some.ly/gEZysU  via @someecard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The New Year’s Writing Resolution You Can Actually Keep http://www.copyblogger.com/just-write/  via @copyblogge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Ifone users, don't forget to download the New Year Resolution Update before midnight. #hopesanddreams pic.twitter.com/hWwWQpeO4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table:style-name="ce1" office:value-type="string" calcext:value-type="string">
            <text:p>Good idea of a New Year resolution! I should be doing the same! http://fb.me/2FOBp0Qoe 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2">
          <table:table-cell table:style-name="ce1" office:value-type="string" calcext:value-type="string">
            <text:p>Maybe Dr. Ralph's new year resolution will be to call more snow 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call more snow day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other resolution for the new year is to learn how to make samosas, because samosas are like hot pockets turned up to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other resolution for the new year</text:p>
          </table:table-cell>
          <table:table-cell office:value-type="string" calcext:value-type="string">
            <text:p>learn how to make samosa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 ... http://bit.ly/19GBR7t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<text:s/>Old Trafford boss vows 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RT "@allenmendenhall: New Year’s Resolution: Read More Books! http://shar.es/9gKHb  via @sharethis" @ThomasSK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’s Resolution</text:p>
          </table:table-cell>
          <table:table-cell office:value-type="string" calcext:value-type="string">
            <text:p>Read More Book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First New Year's resolution - finish my hinged cold frames: pic.twitter.com/4HtiysCa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finish my hinged cold frames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New Year's Resolution - see more things through to the en <text:s/>#happy2014everybud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see more things through to the en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Happy new year to all my followers. My New Years resolution - try to be more positive - embrace #positive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s resolution</text:p>
          </table:table-cell>
          <table:table-cell office:value-type="string" calcext:value-type="string">
            <text:p><text:s/>try to be more positive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#Resolution for 2014: zero unused #vacation days. Happy New Year everyone! #nye #nye2014 https://vine.co/v/hV6LJwEjeeO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 for 2014</text:p>
          </table:table-cell>
          <table:table-cell office:value-type="string" calcext:value-type="string">
            <text:p>zero unused #vacation day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HAPPY NEW YEAR!!! &lt;3 Resolution: No more shirtless photos and less hair products. This is the last one - I... http://fb.me/2Uyazhylz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Resolution</text:p>
          </table:table-cell>
          <table:table-cell office:value-type="string" calcext:value-type="string">
            <text:p>No more shirtless photos and less hair products</text:p>
          </table:table-cell>
          <table:table-cell table:number-columns-repeated="253"/>
        </table:table-row>
        <table:table-row table:style-name="ro3">
          <table:table-cell table:style-name="ce1" office:value-type="string" calcext:value-type="string">
            <text:p>New year's first resolution: talk less, write more. <text:s text:c="2"/>أنا متأكد إن الجزء الأولاني هيكون مصدر سعادة لناس كتير :D... http://fb.me/TYXZT7GR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first resolution</text:p>
          </table:table-cell>
          <table:table-cell office:value-type="string" calcext:value-type="string">
            <text:p>talk less, write mor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New Year: No resolution, No change, Same me, Same motivation, Same GRIND! Thank GOD for another year #Bless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No resolution, No change, Same me, Same motivation, Same GRIND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y New Year's Resolution for quite a few years now has been "to get happy." Wonder when I'm actually going to accomplish tha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's Resolution</text:p>
          </table:table-cell>
          <table:table-cell office:value-type="string" calcext:value-type="string">
            <text:p>to get happy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 means New Future - My New Years resolution is to become a better me and forget the past and... http://tmblr.co/ZqgzDx12tM2O5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s resolution</text:p>
          </table:table-cell>
          <table:table-cell office:value-type="string" calcext:value-type="string">
            <text:p>become a better me and forget the past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Happy New Year! Resolution One: Stock up on some new J.J.s. #OwnYourStyle pic.twitter.com/0mzBj4Kg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 One</text:p>
          </table:table-cell>
          <table:table-cell office:value-type="string" calcext:value-type="string">
            <text:p>Stock up on some new J.J.s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y new year resolution is to depend on the Internet even more for validation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 resolution</text:p>
          </table:table-cell>
          <table:table-cell office:value-type="string" calcext:value-type="string">
            <text:p>depend on the Internet even more for validation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new year resolution involves eating more bacon pic.twitter.com/Fd9C0p5w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 resolution</text:p>
          </table:table-cell>
          <table:table-cell office:value-type="string" calcext:value-type="string">
            <text:p><text:s/>eating more bacon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's resolution: unfollow everyone I hat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<text:s/>unfollow everyone I hate.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y New Year's resolution is 1080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's resolution</text:p>
          </table:table-cell>
          <table:table-cell office:value-type="string" calcext:value-type="string">
            <text:p>1080p.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 resolution. To make sure all UK body shops are using Scuff Stuff pic.twitter.com/UzKzVkO7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make sure all UK body shops are using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Happy New Year to all my family and friends. <text:s/>All the best for 2014. <text:s/>New Years resolution #getmoretattoos pic.twitter.com/ENOmnw1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s resolution</text:p>
          </table:table-cell>
          <table:table-cell office:value-type="string" calcext:value-type="string">
            <text:p>getmoretattoo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new year's resolution: every girl needs more camo in her life. I am no exception. I WILL COLLECT MORE CAMO!... http://fb.me/6BJFdYRYY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's resolution</text:p>
          </table:table-cell>
          <table:table-cell office:value-type="string" calcext:value-type="string">
            <text:p>every girl needs more camo in her life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It's official! Join my team and make it a new year resolution to make a change in someone's life :)… http://instagram.com/p/imvIgCTd6q/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make a change in someone's lif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New Year Resolution : Learn not to give a fuck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Learn not to give a fuck.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Luce's New Year's resolution: volunteer civil service for 2014! pic.twitter.com/O3w9Pbtm8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volunteer civil service for 2014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That's my resolution and will always be #newyear #samevanice #mybatterythough #alwaysdying #hashtags… http://instagram.com/p/imvG3jxSGR/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#newyear #samevanice #mybatterythough #alwaysdying #hashtag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's Resolution: to be less judgmental of self/others jk to fuck ur b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to be less judgmental of self/other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Photo: my first New Year’s resolution. http://tmblr.co/Z5CI_u12tLaOz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’s resolution</text:p>
          </table:table-cell>
          <table:table-cell office:value-type="string" calcext:value-type="string">
            <text:p>Photo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y new year's resolution is to stop exercising so damn much. I mean, how fit can one person ge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stop exercising so damn much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2•31•13. I was always told "Actions speak louder than words" so if I told you my new year resolution… http://instagram.com/p/imvC6pFScj/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Actions speak louder than word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Happy New Year!! Our new years resolution is to be less silly. Do you think we can do it? We think we can. How... http://fb.me/1SyFuAr6g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s resolution</text:p>
          </table:table-cell>
          <table:table-cell office:value-type="string" calcext:value-type="string">
            <text:p>to be less silly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Let our New Year's resolution be this: we will be there for one another as fellow members of humanity, in the finest sense of the word-G.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<text:s/>we will be there for one another as fellow members of humanity, in the finest sense of the word-G.P.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New Year's resolution is to be as happy as the VoiceOver guy for Zatarain's. #zzzzzzatarain'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's resolution</text:p>
          </table:table-cell>
          <table:table-cell office:value-type="string" calcext:value-type="string">
            <text:p><text:s/>to be as happy as the VoiceOver guy for Zatarain'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Happy New Year! My resolution is to be nicer and tolerate people more | #newyear #hello2014… http://instagram.com/p/imu4mej9ii/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to be nicer and tolerate people more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@aplusk My resolution is to pay more ppl compliments. I love doing it now but I'm gunna do it more Ashton @aplusk <text:s/>Happy New Year Bru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pay more ppl compliment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Resolution One: I will live for God. Resolution Two: If no one else does, I still will. Happy New Year's Eve!... http://fb.me/1wXYZ22qz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 One</text:p>
          </table:table-cell>
          <table:table-cell office:value-type="string" calcext:value-type="string">
            <text:p>I will live for God. Resolution Two: If no one else does, I still will.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New Year resolution: get dr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get drunk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Thailand's New Year resolution: get healthy for AEC http://ow.ly/sbocJ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get healthy for AEC 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new year's resolution is to get @cnyslh to verbally abuse 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 new year's resolution</text:p>
          </table:table-cell>
          <table:table-cell office:value-type="string" calcext:value-type="string">
            <text:p>get @cnyslh to verbally abuse me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's Resolution: Embrace and adapt 21st century tools for creating, learning, and exploring. #GPTechYes! http://fb.me/2AIbJtDVo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Embrace and adapt 21st century tools for creating, learning, and exploring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 resolution: be straightforward pic.twitter.com/wvYVp83w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be straightforward 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New Year Resolution: love yourself more ... the benefits will spill over into all parts of your life! http://fb.me/1Y5MTV0Ne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love yourself mor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New Year’s Resolution: Learn the difference between “lose” and “loose.” Oh, wait. I’ve got that down. Do you? Do YOU need a resolution? #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’s Resolution</text:p>
          </table:table-cell>
          <table:table-cell office:value-type="string" calcext:value-type="string">
            <text:p>Learn the difference between “lose” and “loose.” 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Joe Biden's new year's resolution: To be relevant again - Lowell Sun Online http://www.lowellsun.com/ci_24823477/joe-bidens-new-years-resolution-be-relevant-again … via @LowellSun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To be relevant again 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New Year's resolution is to stay clean for as long as I can. I'm gonna do this starting tomorrow: https://twitter.com/_musicinspired_/status/416905388878229504 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to stay clean for as long as I can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My new year's resolution: 1920 x 1080 pixels. Happy New Year! pic.twitter.com/0Uc2uJZ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1920 x 1080 pixels.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Too funny. &amp; yet so true. RT @CaptainAmerica: New Year's Resolution? Meet new people. #CaptainAmerica #WinterSoldier pic.twitter.com/B9U5vX7g0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Meet new peopl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New Year's resolution: To never let my happiness be controlled by anything but myself. True joy comes from the insid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To never let my happiness be controlled by anything but myself.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y dad's New Year's resolution is to grow a mulle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<text:s/>to grow a mullet.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A #Twitter New Year's resolution - embrace those I often disagree with here. After all, they're my muse ... and can be my friends. #k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embrace those I often disagree with her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Tex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 it now! But webdesign is the ultimate taskmaster. "@arablit: Another New Year's resolution for ArabLit: Get a proper design."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se people were clearly Alters, but what kind were they? #AlteredWorld | New Year’s Resolution http://shar.es/9gE19  via @sharethi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’s resolution is 640x960 (iPhone 4S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secontentnetwork Having A New Year’s Resolution: Having A New Year’s Resolution is like establishing  ”... http://bit.ly/1cVMG8x  #blo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Buy new shoes pic.twitter.com/cTC1tKJ8m7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is is what I'm seeing now. New year's resolution? Therapy pic.twitter.com/LZTG5MeVWC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TotalGolfMove_: New Year's Resolution: fewer broken shafts” @ethan_bru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ufilled : A Year of Giving Back to the Development Community http://wp.me/p39WtF-8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 What is YOUR New Year's Resolution? A special message about resolutions: http://www.kalkiavatarfoundation.com/activities/activity/mfi-wishes-you-a-happy-goharian-new-year … #NYE pic.twitter.com/WtkpQzxepJ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BethMooreLPM just added to my New Year's resolution list... Can't wait to read and re-read these! #hungryforJesus pic.twitter.com/B59qEHgLBo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ebelius’ New Year’s Resolution: “Lots Of People Getting Good Healthcare” http://shar.es/9gEHh  Like the 5 million that lost it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1440 x Potato https://discussions.apple.com/thread/4766577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Continue being the amazing person I am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o be honest I thought about giving up drinking for the new year but my birthday in 4 days so ima have to wait for that 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wo weeks, three seasons. New Year's resolution #1: Bleach hair blonde and refer to self as Mother of… http://instagram.com/p/imtVlHxp7-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Your New Year's Resolution Salad Says About You (PHOTOS) http://huff.to/1gin3NT  via @HuffPostTast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in 2014. Give #AgentsofSHIELD another sho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e a New year's Resolution? <text:s/>We got one for you---&gt; CELEBRATE Comics in 2014! Start with @AmazingComicCon Jan 24-26 http://www.amazingarizonacomiccon.com/newsite/registration/ …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he only resolution I have for the new year is to love as hard as I can&amp; take every opportunity. This will be an exciting 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#NEW #YEAR #Resolution! Are you ready to #loose #weight? Lets get set to #RESET now. Ask us how! http://fb.me/2eMZFYck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? — Mmmmmmmm . Never thought of anything yet . Oh my procrastination to the max LOL http://ask.fm/a/a3mkq72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the world was comin to an end bet every 1 would update there status including me my new year resolution is get... http://fb.me/1hztOdPS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's gna be a new year. But my New Years resolution is to stay #SHO #SHOisAWayOfLife #FOREVERSHO #EndOf2013SHO! pic.twitter.com/CkEK9JyGgF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all @LFC fans!!! top four is #LFC new years resolution!! pic.twitter.com/lUGwi2nTW9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would Jesus' New Year's Resolution list for us all look like? We think a lot like this...http://www.christiandemocratsofamerica.org/blog/2013/12/31/new-years-resolutions-according-to-the-gospel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For A New Year's Resolution? Become A Superhero In 2014! http://dlvr.it/4cRkJR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 meet Niall...oh wait I've already done that today well sort of.. pic.twitter.com/i5QcvwO0Nq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ing THAT new year's resolution? Here's how stick with it: http://ow.ly/s9hma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be able to love myself the way I love pizza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Health &amp; Beauty New Year's Resolution? <text:s/>Do you believe in resolutions? <text:s/>If not, what do you want to... http://fb.me/6k50Vd5qX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ebelius’ New Year’s Resolution: <text:s/>“Lots Of People Getting Good Healthcare” <text:s/>How about the 5 million who lost coverage?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A New Year's Resolution without a plan is merely a dream or a wish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. #fatkidprobz pic.twitter.com/y49vTxJspP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rush is on! <text:s/>More people are ordering Skinny Fiber each day! <text:s text:c="4"/>Make this the last New Year's resolution... http://fb.me/6BCnOFp5n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essage from the Admin Team : <text:s/>Let our New Year's resolution be this: we will be there for one another as fellow... http://fb.me/2DiV4n6C7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101: Force criminals to fight to the death in hoverspeeder battles that are far duller than they should be. #retrojok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one New Year's resolution: write. That is all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et our New Year's resolution be this: We will bring the best of our work and our fields to you. <text:s/>HAPPY AND... http://fb.me/12YHwNyo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are your resolutions for 2014? Take edhat's New Year Resolution poll! http://www.edhat.com/site/tidbit.cfm?nid=126828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n’t Make a New Year’s Resolution! http://nblo.gs/SrVL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everyone! :) ... My 2014 New Years Resolution: http://youtu.be/Sodfe4wWvmM  via @youtub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ing any New Year's Resolutions? Read my new blog first. 'A Different Kind Of New Year’s Resolution' http://shar.es/9gKDO  via @sharethi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J'me tape ma prise de conscience habituelle du 1er janvier. Il est temps d'arrêter ces conneries. #Résolution #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@GripeO New Year's Resolution: pic.twitter.com/znyt7kxqr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 http://ift.tt/1amy5go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be more patient and tolerant of the childreOMG WILL YOU PLEASE SHUT UP AND GO AWAY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 haven't caught on to the #NewYear #resolution #solution yet... Check out my #youtube channel &amp;… http://instagram.com/p/imuMLNw6T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49) Find @whispyminks |#resolution #100resolutions #newyear #NYE #countdow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! What's your resolution for 2014? #NYE2014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! What's your resolution for 2014? #NYE2014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Your 2014 New Year's resolution should be to not tweet your 2015 New Year's resolutio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idc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mYp00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everyone! ...my girlfriends New Years resolution is she wants to be a pig. Love her… http://instagram.com/p/imuJROSW8B/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stay aliv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2014 New Year's resolution:run my 1st full marathon! You? @HeartNashvill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Y Resolution: Smile More!! <text:s/>Happy New Year to one and all!! #NYE pic.twitter.com/k6cAfce21q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un Confiscation � The New World Order�s New Year�s Resolution - http://www.infowars.com/gun-confiscation-the-new-world-orders-new-years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pic.twitter.com/GEHnsu4219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s eve my new year resolution is to drink less http://instagram.com/p/imuGfJoudH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teenage girl's New Year's resolution. <text:s/>https://vine.co/v/hVvhYuHjH3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TheHausOfPop: I think @_KatysSmile_, @secretagentHQ &amp; I are ready to go back to sleep, our New Year Resolution pic.twitter.com/AwPZeJFqRP”ame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to be doing something on december 31, 2014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s resolution: have New Year's Eve plans next 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ution, Schmesolution: Create a New Year Theme - http://bit.ly/1byjoGz  via @visionstee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*NEW STORY* I'll show you that United are the real deal! Moyes makes his new year resolution as Old Trafford b... http://dailym.ai/1amwdU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 Super happy after my 10k resolution run! What a fab way to end 2013! http://instagram.com/p/imuA2xRU7Z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planetjedward me new year resolution ;) happy new year boys pic.twitter.com/s2pEibbJ7P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onnie I hope that you will have a very nice New Year with ur eonnies :) What is ur Resolution? @sjhsjh0628 seohyun pic.twitter.com/zRhDhRLM6u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“@chiver777: My New Years resolution. .. meet @JodiWest1 !” <text:s/>Great resolution! <text:s/>Happy New Year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 <text:s/>What will your New Year's Resolution be? <text:s text:c="3"/>My husband and I will be doing a 3 day Juice fast a... http://fb.me/6iMeAfPjG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Fuck a New Year's Resolution. I was awesome in 2013 and plan on continuing it into 2014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unfriend more white peopl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Back in the saddle. I only have 1 New Year's resolution #aidslifecycle @ Ocean Beach http://instagram.com/p/il4q99rVTN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unfollow anyone who tweets something like this. #HappyNewYear <text:s/>pic.twitter.com/K1xlAaezx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ishing you a HAPPY NEW YEAR from Puerto Rico! Here's to 2014 #resolution #goodlife #newchapters #fun… http://instagram.com/p/imt8Z7PpEO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HappyNewYear. <text:s/>Make a New Year resolution to help Labour win. We'll help you keep your promise @londonlabourpty http://www.labourinlondon.org.uk/new_years_resolution?splash=1 …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 Jennifer Lawrenc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4: I will not feed the trolls on twitte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MY FAMILY AND FACEBOOK FRIENDS! MY NEW YEARS RESOLUTION IS NOT TO MAKE ANY RESOLUTIONS! SINCE I... http://fb.me/3h00wuCW3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everyone! My resolution is hard work, more yoga and to only put good things into my… http://instagram.com/p/imt4-zDUn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're looking for a challenge for this year's New Year's resolution....try something not easy but extremely... http://fb.me/SLoRX9O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never make a New Year's resolution cause I always break them 2 seconds later lo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is is a special thank you to all of you: even the ones I don't know! New Year's blessings: http://ladymaggie.wordpress.com/2013/12/31/a-goodbye-and-a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s to all our GUG fans! <text:s/>What is your resolution for the new year? http://instagram.com/p/imt2AlJlC4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... http://tinyurl.com/lrjpfnz  #MUFC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ution, Schmesolution: Create a New Year Theme - http://bit.ly/1byjoGz  via @visionstee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is should be your New Year's resolution not anything else, start watching at 10 min. http://youtu.be/AJvEoLPLIg8  via @youtub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’s Resolution for the Media From an Asian-American: I am proud of my Chinese… http://goo.gl/fb/U0Cl6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 plan to make a New Year's Resolution, make sure to keep these three tips in mind: https://www.facebook.com/JeneKapelaLeadershipSolutions/posts/411634302273112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's @Steveylopez What is your New Year's Resolution for #2014??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en undertaking a life change like a New Year’s resolution, it always helps to be inspired. Sometimes... http://fb.me/27h1e0vDP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Question of the Day: What's your New Year's Resolution for 2014?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 resolution is to find some friend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Have an amazing 2014. Celebrate safely and we'll take care of you tomorrow morning! #thatisal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ecided on a New Year's resolution? Mike Bergman recommends 'revolution' instead. <text:s/>http://ow.ly/sbkbU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follow the other accounts written by @TeaPartyCat: <text:s/>@MeetingBoy <text:s/>@AssholeOfDay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omorrow --&gt; "What your New Year's Resolution Says About Your Politics, In One Chart"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 - http://www.gossipgorilla.com/2013/12/31/a-new-years-resolution-for-the-media-from-an-asian-america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New Year's Resolution. http://fb.me/17fkCH1C2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ell us: what’s your no. 1 New Year’s resolution?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not get alcohol poisoning on New Year's eve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3: I should really work on my tardines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 Resolutions His Resolution: http://ow.ly/sbjAt  #nye #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great #resolution ~&gt; #Healthy Habit for the New Year – #Laughter! No Copay or Deductible! http://ow.ly/sa6C9  #healthcare #caregiver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ybe your 2014 New Year’s resolution should be eating vegan mayo http://fb.me/2JhSkjn45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un Confiscation – The New World Order’s New Year’s Resolution http://www.infowars.com/gun-confiscation-the-new-world-orders-new-years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 resolution? #newyear #new #resolution #newresolution #barber #barberlife #barbershop... http://fb.me/2DrVgRdo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are your #NewYear's resolution? Goals for 2014? <text:s/>http://twitpic.com/dqr6n9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... Happy 2014 everybody! / ¡Feliz 2014 para todos! pic.twitter.com/PaXUJoOZSU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ny new wines on your New Year's Resolution list? Upload a picture of them with hashtag #FutureSips to toast the new season with #SommCha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CynthiaInCali What a noble resolution. Happy new year to you and yours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 <text:s/>We are choosing B! <text:s/>What's your resolution going to be? http://fb.me/2oKNZFP7D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s Resolution!! @Girl_Friday_JS @mattwells92 @Stellicopter <text:s text:c="2"/>#cajunproblems #NewYear pic.twitter.com/hpe1x1U1R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ame here and it's one resolution that I keep. <text:s/>RT @Rosiecosy I make a resolution to never make a resolution every New Year - tis tru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Brilliant_Ads: #1: Colgate. Happy New Year! pic.twitter.com/ChxR9duLQY” @C_Baggins this followed your resolution tweet. Thought it guy wel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bit.ly/JF9BY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is to be kinder to the non-dog, sorry I mean Nell, my little fluffy ball of loveliness #HelloNell pic.twitter.com/m4FzNTBCt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 resolution for all Latics Supporters, let's all stick together, support the team, manager and each other. Come on 2014,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for me is non-sense and useless. It's just like saying "Promises are made to be broken."... http://fb.me/11Wbt4U7J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s of now, a new year is about to start so my New Years resolution is: <text:s/>1. Be cool with everyone. 2. Be a better... http://fb.me/6xVdOr6S5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... http://dlvr.it/4cRfg7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ution One: I will live for God. Resolution Two: If no one else does, I still will. Happy New Year's Eve!... http://fb.me/16iETuDiJ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NC mocks Obama with New Year's resolution cards http://thehill.com/blogs/ballot-box/presidential-races/194116-rnc-mocks-obama-with-new-years-resolution-cards … LOVE IT #PJNET #TGDN #NRA #IMPEACHOBAMA Best thing That could Happe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 still haven't shared and liked this page. do so now as part of your new year's resolution. lets make 2014... http://fb.me/2BkteBlR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many of your new year resolution you had make early this year and become true ? <text:s/>Today, I am very happy to... http://fb.me/1eXeUa7d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ports - Tennis: Nadal's atonement brings New Year resolution: January 01, 2014 6:00 AMDOHA (AFP) - World numb... http://bit.ly/1gl1RqK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#1: Show my gift of singing. New Year Resolution #2: Stop doing things i'm not good at. <text:s text:c="2"/>http://instagram.com/p/imrERNIuGB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S Heart Assoc. blog: A New Year, A New Resolution: <text:s/>Setting A New Year’s Resolution You Can Actually Accomplis http://on.thec-l.com/KjxqF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VJeqt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: New Year’s resolution. Be able to draw dragons and armor. Happy new year! :) #art #doodle #sketch... http://tmblr.co/Z98ZGy12tHkek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veryone has a New Year resolution! VINE DEM WHITE BOYZ: http://youtu.be/dFu1Gsc2olk?a  qua @YouTub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HJrCW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6KEMO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hinese Old Man say: New year, new resolution, old attitude no difference. Me? Drink less Baijiu and more Huangjiu, more happy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 resolution is to go hom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aily Mail &gt;&gt; I'll show you that United are the real deal! Moyes makes his new year resolution as Old Trafford http://buzztap.com/-gXDU0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un Confiscation � The New World Order�s New Year�s Resolution - http://www.infowars.com/gun-confiscation-the-new-world-orders-new-years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ey everyone who's tweeting their new year resolution #NoOneGivesAFuck but mine is to lose weight in 2014 #happy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from @athenaleague! #Athenas - we want to know your #resolution! Tell us your big plans for 2014! http://ow.ly/i/4aLn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Joe Biden's New Year's resolution: To be relevant again http://bit.ly/Jsnsl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ound my New Year's Resolution. Blackened Chicken. …http://simplysophisticatedcooking.wordpress.com/2013/08/22/1708/ … #whywasntitlastyear #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ToriKelly WHATS YOUR NEW YEAR RESOLUTION #asktori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s Resolution: go and stand outside the gym to take photos of people abandoning their New Year's... http://fb.me/SoatsCo1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s resolution will be to get my penis touched 2014 times in honor of the great new year #keepingitclassy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 outspoken and to say what's on my mind. I refuse to honey my words any longer for fear of offending peopl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ancy B Detweiler: This New Year's Eve, Let's Make a Different Sort of Resolution for 2014 via ... http://tinyurl.com/mg9hy6d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2: Write more and update my blog with new writings regularly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his year, my New Year's resolution is to beat cancer. Please tell me more about your new diet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 Resolution was made last year: Catch at least 30 World Cup Games. I missed almost the entire 2010 WC. Won't happen again #wor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ution, Schmesolution: Create a New Year Theme - http://bit.ly/1byjoGz  via @visionstee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Vegebutcher New Year's resolution - introduce Vegetarian Butcher to the UK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year's resolution and this time achieve it no matter what the cost is. <text:s/>#vem2014 http://instagram.com/p/imtbjjiHRA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: Read More Books! http://shar.es/9gKHb  via @sharethis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2560 x 1440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list. http://twitpic.com/dqr6de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: Say "thank you", say "I'll think about it", and smile at everyone. HAPPY NEW YEAR, ONE AND ALL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erdyNigerian97's New Year Resolution is to be more country pic.twitter.com/7p2NrMbjIW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...could it be more obvious? <text:s/>I have got to get another bookshelf. pic.twitter.com/fjc0rffgQ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list resolution 2014.... good morning... happy fabulous new year 2014 ... God bless abundantly....… [pic] — https://path.com/p/mN8XZ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? I'm going to finally get a credit card. I'm 30, this is long overdue. I may even learn my credit score in 2014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ill plenty of time to register for the Galen New Year's Resolution 5K this Saturday in Palm Desert! http://ow.ly/sbnO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regaming at the hotel before the Resolution Ball about to be a great #NewYear with @ShantellAleah pic.twitter.com/xCG6zbVun0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heck out my #first #blog! <text:s/>My First step with #JESUS #blessed #forJesus #2014 #resolution #newyear #Faith <text:s/>http://1inmylifejesus.wordpress.com/2013/12/31/my-first-step-with-jesus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re's a fire strike tonight so please #takeextracare as you count down to the New Year <text:s/>http://bit.ly/1dRtGV4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1: Become more active in local and state politics. I have neglected this in this pas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es your New Years resolution include buying or selling your business? <text:s/>http://www.evancarmichael.com/Buying-A-Business/4252/Does-your-New-Years-resolution-include-buying-or-selling-your-business.html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jeremytyler3 welcome back to #Knicks You will be a big help with @carmeloanthony It's my new year resolution!! pic.twitter.com/ABx4fmlvj6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ara kang new year's resolution, pinangarap kita pero hindi ko makuha-kuha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ancy B Detweiler: This New Year's Eve, Let's Make a Different Sort of Resolution for 2014 via ... http://tinyurl.com/okgwxtr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re you getting ready to hit me up for some money?! RT @TimWJackson: New year's resolution #1: <text:s/>Find some way ... http://tmi.me/1ddNh5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: Find my own Christian Grey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ope all my stalkers have a safe &amp; happy new year. Maybe some of you #thirsty losers will make a resolution to get lives of your own in 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discounts available for marathon http://ift.tt/JsT6PK  http://www.pinlolz.co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ad This Before Making a New Year’s Resolution For 2014... #NewYearsResolution http://www.empowernetworkcouple.com/blog/read-this-before-making-a-new-years-resolution-for-2014 … pic.twitter.com/N10KJwbcMB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avoid all Carolina predictions. “@jjordan28: @ESPNLunardi what's the ceiling for UNC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trifectawriting Three Word New Year's Resolutions - a collection of all the entries in one place! http://bit.ly/18WPTn7  #NYE #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ed an easy New Year's resolution? Engrave your valuables! Make your mark in 2014 &amp; help the #VPD recover property! http://ow.ly/sbmE4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f your New Year's resolution was to be more patient, then you're getting a good test today - light drizzle still, stop soon hopefully! ^C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entry in this week's Spoonflower design contest, Hand Lettered New Year's Resolution <text:s/>http://www.spoonflower.com/fabric/2713656  via @spoonflow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anks Kayla! RT @kayvanfleet: Stop fooling yourself. Try a different kind of New Year's Resolution. Chchchhcheck it! http://oneword365.co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nother eBook featuring a great #barre workout from @niclabonde on Amazon! http://amzn.to/1crphKa  #fitness #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mber alert: it's someone's New Year's resolution to take more selfies. Red alert: it's me!!!!! http://instagram.com/p/imtNpfLoJn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e love this New Year's Resolution: "Do more of what makes you happy". <text:s/>So we say - play more golf in 2014! <text:s/>http://ow.ly/i/48eD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for weight loss: Slow down when you eat http://ift.tt/JsT1v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iko naman natutupad yun New Year's Resolution ko eh, gagawin ko nalang yun kaya ko :)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o alcohol consumed tonight or for the rest of the year for me. Going sober for 2014. #resolution Happy New Year guys. XO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’s Resolution is to suck on some tittays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be more hardcor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Law student New Year's resolution: Surviv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2014, NewYear, same resolution. No stop, No surrender, No going back; the struggle goes on till we liberate all of Palestine. #FreePalestin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0) Break this Pattern! |#resolution #100resolutions #newyear #NYE #countdown #didyourealize #numbers #math #patterns #cycle 8-2-5-7-11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 http://huff.to/1d7LSZ0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uffingtonPost ▸ A New Year's Resolution for the Media From an Asian-American http://huff.to/1d7LSYX  #medi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un Confiscation – Obama’s New Year’s Resolution http://bit.ly/1cGAWox  <text:s/>#TeaPart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: Read More Books! http://shar.es/9giQo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{2014 New Year's Resolution} Find tools to have "in my pocket" for stressful parenting situations... http://pinterest.com/pin/93309023503909612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 Easy Cleaning Tips for Your New Year’s Cleaning Resolution http://nblo.gs/SrVw3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What if every Spirit Filled believer made a New Year's resolution to win one person to The Lord and nurture them through 2014? #harves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 for 2014???... http://fb.me/1Uaj8KZp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15 New Year’s Resolution Ideas for Photographers http://weeder.org/rLHXBda  #photography #arts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: get some bitche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NO ANG NEW YEAR'S RESOLUTION MO NGAYONG 2014? <text:s/>I-share na ang sagot niyo sa CHINITOS - Bong Bastic &amp; Magic... http://fb.me/6sH6FgjWm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deep clean my filthy apartment before going to Vancouver on Thursday. Rollicking countdown to cleanlines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... <text:s/>Leahy cartoon #auspol #Palmer #PUP #Senate pic.twitter.com/OrSX2Yttd2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new Year's resolution should the #Bears make? <text:s/>Use #BearsTalk. We'll air responses on 6 &amp; 10 SportsNet Central @CSNChicago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TO ALL! MY RESOLUTION: BOYCOTT WHOLE FOODS AND WALMART!! pic.twitter.com/jb7Wjlfl2x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not hear or read the phrase "spirit animal"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hanging for a New Year's resolution http://ifunny.mobi/i/RhpYR9iH46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op fooling yourself. Try a different kind of New Year's Resolution. Chchchhcheck it! @oneword365 &amp; http://oneword365.co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discounts available for marathon http://dlvr.it/4cRc4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lump up the savings! New weighs to #save and your chance to win $500 now through Jan 19! http://bit.ly/1cTLRrA  #HappyNewYear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Veterans, Make a healthy New Year resolution.Quit Smoking-Manage Stress-Lose Weight:http://smokefree.gov/vet  - http://www.move.va.gov/  #Vetera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o, those New Year's resolutions...will your religion help you keep them? http://columbiafavs.com/2013/12/30/will-religion-help-keep-new-years-resolution/ … #NewYearsResolution #NewYearsEve #2014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ERE'S A NEW YEAR'S RESOLUTION FOR EVERYONE: HATERS TO THE FUCKING LEFT. LOVE YOU; LOVE YOURSELF; YOU'RE THE BES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HIVequal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irst 2014 resolution: never stop PLAYing. Heading right now to a huge Techno party w/ @Tisum @FloreBerlin :) Happy New Year and Have Fun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ctually my New Year's resolution is to never hear Home by Phillip Fartlips ever agai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own resolution, and same wish for you in the new year: let go of any negative thoughts or feelings… http://instagram.com/p/ims9x5r3Tf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JessieWarePL Good resolution. Check out where she landed on our 10 most wanted albums for the New Year. http://win.gs/ms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- finish my collection of recipes! #newyearsresolution #bookproject http://instagram.com/p/ims9b7DJ18/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 less vague, etc. Happy New Year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ideas for photographers http://weeder.org/rLHXyRk  #photography #art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decided to be only myself these days <text:s/>♫ New Year's Resolution – Camera Obscura http://spoti.fi/16HO8J2  #NowPlayin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for a #NewYear's resolution? Here's a simple one: Stop Being #Racist! pic.twitter.com/36uJ653Y58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if your New Year's resolution includes a visit to #DowntownDisney in 2014! pic.twitter.com/iReyj2KNt9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2014. Hope to keep this years new year resolution. Wa sayonara 2013. <text:s text:c="2"/>Xx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? Let's rename that 7th planet, already. Yeah, that one! http://owl.li/sbnEo  #astronomy #uranu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.....run a half marathon!! <text:s/>pic.twitter.com/VO45Ag6AEv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Racking my brains for a last-minute new year's resolution - thinking about getting into falconry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giggle more quietly, and with less frequency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had decided on a New Year's resolution, but I forgot it. What does that say about m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As #2013 comes to a close, all I can say that I am happy to live another day;… http://instagram.com/p/ims2XHhaY1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ArianaGrande you new year's resolution should be to avoid deleting so many tweets haha. ily tho Ari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HSLeedsSE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ome New Year's Resolution ideas... http://fb.me/3udOXJbeW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2013 new year's resolution to eat and drink new things kind of flopped. Still haven't had any coffee or sushi. But did try yogur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{HuffingtinPost} A New Year's Resolution for the Media From an Asian-American: I am proud of my Chinese-Americ... http://huff.to/1d7LsS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ucune resolution comme dab pour 2014 mais je lève mon verre pour un seul objectif faire mieux que 2013 #Fiesta #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: I am proud of my Chinese-American heritage. I li... http://huff.to/1d7LsS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ancy B Detweiler: This New Year’s Eve, Let’s Make a Different Sort of Resolution for 2014 http://ift.tt/18WPDVo  #goldenage #gai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 http://huff.to/1d7LsSi  #Entertainmen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Jesseonhot - My 2014 New Year's Resolution is to climb every staircase exactly like this.... http://i.imgur.com/DWBdagJ.gi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 http://huff.to/1d7LsB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utpn We want you to start the New Year happy! Tops usually take 3-5 days to come back. Once we reach resolution, we will contact you.^LA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, as well as my plan for everyday, is to do whatever I do with the best of my ability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, thank you @POSSIBILL for the inspiration pic.twitter.com/nKikilH0C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to stop crying every time i hear this http://www.youtube.com/watch?v=uIeEA0GdYj4 … <text:s/>honestly i have no idea why do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RT if your New Year's resolution is to have more swa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782: wear all the shoes in my closet. Bought these 2 years ago and they've never been worn. pic.twitter.com/wkQIHi7ux6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for 2014 is to learn as much Korean as possible, see you there @ttmik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, get fit? Start off with a walk - Sydney's best http://ow.ly/sbnEN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hanging for a New Year's resolution http://ifunny.mobi/i/RhpYR9iH46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... #ukenation pic.twitter.com/ecUQpU8Eo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heers to YOU in the new year! We want to hear your new year's resolution for 2014! #nextdoorstudios… http://instagram.com/p/imsuARFoOt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aily Mail - <text:s/>I'll show you that United are the real deal! Moyes makes his new year resolution as Old Trafford... http://j.mp/1eUb8J9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's finally time to make the big announcement!! <text:s text:c="2"/>If your New Year's resolution is to get in better shape... http://fb.me/12hYK4qM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ManUtdNews I'll show you that United are the real deal! Moyes makes his new year resolution as Old... http://dlvr.it/4cRZgf  #Mai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for Obama <text:s text:c="2"/>http://bit.ly/KjwQYV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not change a thing. I'm still alive, so obviously I'm doing something right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see being a supportive fan should be a lot of you guy's New Year's resolution #NYR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’s resolution: I will not waste time and energy reasoning with bug-eyed partisans. I swear it. This time is different. Really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actual new year’s resolution is to have more parts of myself cut off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invent Yourself : A Shopaholics New Year's Resolution!!! Read our blog #ConfessionsofaShopaholic &amp;… http://instagram.com/p/imso-eo7PV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U had to use me as ur resolution? RT @Adefesobi: @eggheader shut up for once. Its 30min to new year. Take breather from politics for a da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’s resolution for San Diego and California: Right up to the final day, it was not exact... http://q.gs/5IfSD  #bakersfiel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for the Media From an Asian-American I am proud of my Chinese-American heritage. I like... http://ift.tt/1kZuJYp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year resolution to make a real difference to your country. Think #UKIP, Vote UKIP &amp; Join UKIP today... http://fb.me/6rJkWxsO9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, new you, right? Does your resolution involve a healthier and cleaner lifestyle?http://ow.ly/sbhQO  #2014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write "2014" instead of "2013." <text:s/>What's yours?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To tolerate fools more gladly, provided this does not encourage them to take up more of my time.' <text:s/>- James Agat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tips that can help improve mental health <text:s/>http://ow.ly/sagYW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shawnblanc: If your New Year's resolution is to wear better pocket squares: <text:s/>http://toolsandtoys.net/put-this-on-pocket-squares/ …” @JoeReeser @tyricch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Jon Rundell's (@Jon_Rundell) New Year's resolution has nothing do with music (but a pitch is involved). Full story: http://bit.ly/19Cmm09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 resolution made. <text:s/>To be more annoying than last year !!! <text:s/>Happy new year folk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ser flaca como una vsangel. JAJAJAJAJ JK pic.twitter.com/pM1y56LLMz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oohoo, it's the New Year? Creatives, what's your New Year's Resolution? Here are ours. http://hub.am/1jzCtSU  #agency #webdesig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art your new year off right with this New Year's Resolution cartoon: http://bofadeez.blogspot.com/2010/12/new-years-resolution.html … #NY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n't to Go to the Gym. It's to Be a Better Reader. http://wp.me/p391Sa-7J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WEtv: Make your New Year’s resolution to watch more #LawandOrder! Get started tomorrow starting at 10a on @WEtv. pic.twitter.com/LPGgdkJrHX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it your New Year's resolution to help #ENDALZ and other devastating #dementias. #alzfacts #advocacy http://fb.me/22NZOItl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LCHNHSTrust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Don't listen to everyone's resolution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 Easy #Cleaning Tips for Your New Year’s Cleaning Resolution http://goo.gl/fb/l8mD8  #hotupdates #products #savetim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... http://dailym.ai/1k5vb9J  #mufc #manunite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 ... http://dailym.ai/1amwdU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HSEngland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very new year, my resolution is the same - not to be stuck watching Jools' Prerecorded Hootenanny next year. Yet here I am #nowillpow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 ... http://dailym.ai/1amwdU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aily Mail: I'll show you that United are the real deal! Moyes makes his new year resolution as Old Traf... http://dailym.ai/1amwdUV  #mufc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... http://dailym.ai/1amwfMC  (Daily Mail) #MUFC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mufc I'll show you that United are the real deal! Moyes makes his new year resolution as Old Tra... http://q.gs/5IfSi  | Daily Mai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very NFL Team's New Year's Resolution for 2014 http://adf.ly/bSNuo  #NFL #Opinion #WideLef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 ... http://dailym.ai/1amwdEp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10: I will not Netflix binge. Hold on, that may be too extreme. How about...I will not... http://fb.me/6DrqjBxs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kind of New Year's Resolution pic.twitter.com/Y6XYGO9ZtY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ve you? A new survey by Psychologies magazine reveals that 71% of people have already made a New Year’s resolutio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stop lying to myself about making lifestyle changes. http://pulse.me/s/4zDPT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HSAWCCCG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Eve resolution is to kiss at @KateGesteland21! That would be awesome! #My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 still haven't shared and liked this page. do so now as part of your new year's resolution... lets make... http://fb.me/2LakZachq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come attractiv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: "to drink, travel, have a good time, be happy and love" twice as much as my best year... pic.twitter.com/mH28rp6lf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eliz 2014! Com saúde! Happy New Year! Be healthy! <text:s/>http://blogdietaesaude.com/wp/2014-resolucoes-de-ano-novo-2014-resolution-calendar/ … pic.twitter.com/YlAaLcxb1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1 take more naps...check! <text:s/>#catnap pic.twitter.com/hnhSpw08q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’s resolution for San Diego and California: Right up to the final day, it was not exactly ... http://q.gs/5IfSD  #sandiego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» Gun Confiscation – The New World Order’s New Year’s Resolution http://bit.ly/1gl0tnS  #2a #nra #rkba #tcot #tgdn #rights #molonlab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HSBfdCityCCG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#Coyotes New Year's Resolution: Convince everyone that there will be no relocation in five year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become Beyoncé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spend less time wearing pants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make more MUSIC! <text:s/>What's yours? I will randomly choose one person and send you my new EP! Happy New Year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Due to family &amp; friends pressure I have decided to make at least one feel good, non... http://fb.me/20pFrn7c6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, eat at least two of this a week. pic.twitter.com/1N2uBeGCto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Wishing a very happy new year to all! <text:s/>2013 was fantastic, but 2014 is going to be something else. #resolution #gratitude #live #life #lov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eat a lot and turn into a khaleesi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Ours is 256x224 http://i.imgur.com/lLIDWfN.gi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RUMROLL!! <text:s/>Finally.... Conks New Years Resolution is to use his scratching post. NOT the chair! <text:s/>Happy New Year,... http://fb.me/2DXXuQpdD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s 2 improve on my hairline RT @ina_tope: Is your new year's resolution to lose all that fat? LMAO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for 2013 was to be nicer to everyone I met or came in contact with. I did a really good job. I used to be a tool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11: Dad, what's your New Year's resolution? Me: Tweet more! 11: *eye roll*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What's your New Year's Resolution this year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re Is Only One New Year's Resolution You Need... #Kindness http://huff.to/1k4GuPg  via @HealthyLivin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AFPColorado: New Year's Resolution No. 3: Don't put too much faith in media "fact-checkers" http://onforb.es/1g7KkSP  #tco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AFPColorado: New Year's Resolution No. 3: Don't put too much faith in media "fact-checkers" http://onforb.es/1g7KkSP  #tco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AFPColorado: New Year's Resolution No. 3: Don't put too much faith in media "fact-checkers" http://onforb.es/1g7KkSP  #tco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AFPColorado: New Year's Resolution No. 3: Don't put too much faith in media "fact-checkers" http://onforb.es/1g7KkSP  #tco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AFPColorado: New Year's Resolution No. 3: Don't put too much faith in media "fact-checkers" http://onforb.es/1g7KkSP  #tco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for better health? Kindness can help! http://pathwaystofamilywellness.org/component/option,com_crossjoomlaarticlemanager/Itemid,265/aid,1732/view,crossjoomlaarticlemanager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's Resolution?! http://fb.me/32g3u9Eq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errbody!! New resolution,new beginning and new chapter #vsco #vscocam #newyear #2014… http://instagram.com/p/imsShPAYoo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NHSBDCCG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don't be bitter be bett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 is to try and see the positive in every situation pic.twitter.com/Gx7YpQtIcC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WEtv: Make your New Year’s resolution to watch more #LawandOrder! Get started tomorrow starting at 10a on @WEtv. pic.twitter.com/Djy8iYDfTW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KingFelixG wait that WWE post earlier wasn't a new year resolution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wrote a new years resolution post about new years resolutions. <text:s text:c="2"/>Happy New Years!... http://fb.me/6HPs2nsB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2014 New Year Resolution? - solashin: To get a crapload of reblogs and likes for a very mundane,... http://tmblr.co/Z7m_Wq12tEIh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nstead of a new year resolution. Improve on what you do that's good already, if you give charity-… http://instagram.com/p/imsP1HrfWN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read more John Green. http://instagram.com/p/imsP0_NDeW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Sabres New Year's Resolution: Win at least onc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’s resolution is something that goes in one Year and out the other! Check out our new look website https://tinyurl.com/pkljpo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DisneylandDTD: RT if your New Year's resolution includes a visit to #DowntownDisney in 2014! pic.twitter.com/BgfJ2GzKRy” du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veryone has a New Year resolution! #Comedy #demwhiteboyz <text:s/>https://vine.co/v/hVrtE971Trh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9: I will spend more quality time with my teenage children. Ha! Just kidding. Like they would allow that! No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only New Year's resolution is to stop thinking I'm 2 Chainz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 resolution is to, eat more muffins and buy expensive toilet pape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resolution for the new year. pic.twitter.com/DwrDUrKuA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2014 New Year's Resolution: <text:s/>Quit trying to quit shi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ant to come to Malibu and spend a weekend with me? <text:s text:c="2"/>If your New Year's resolution is to get in better shape... http://fb.me/6saOcu9pu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Dreading going to the gym next week. The influx of New Year's Resolution folks makes me irritabl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hoptech wants to wish you a happy and safe New Years! What's your new year's resolution? http://ow.ly/s2F18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8.... Take time smell the roses. Get the look-... http://fb.me/RfxNgTl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's resolution time! What NOT to do in the New Year New Blog Post http://ow.ly/rTbD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: New Year’s Resolution #8…. Take time smell the roses. Get the look-... http://tmblr.co/ZeQr5y12tD_Oj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e've got your New Year’s resolution sorted -Attend a Zoos Victoria open air concert - #zootwilights #rhythmofafrica http://ow.ly/rWtpw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Bring in the New Year safely and lighten up! Life is too short not to have fun once in a while. Resolution- None ;-) pic.twitter.com/23opId36c2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Isles New Year's Resolution: Keep John Tavares and Thomas Vanek from killing themselves in a fit of despai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ver make a resolution but this one. new #blog #writer #newyear #resolution #changeyourlife http://tmblr.co/Zz0DIp12tDvIk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m reading the "Chronological" plan with the @YouVersion Bible App. Make it your New Year resolution and join me he… http://bible.com/r/5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A guy on the news said his New Year's resolution is to "be more wiser." He's off to a bad start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To tolerate fools more gladly, provided this does not encourage them to take up more of my time.' <text:s/>- James Agat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to follow lea michele's lead and try to be positive about things, strong, independent and kind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from Norway! Here's my wish and resolution for 2014 #MJFAM @HTWFC pic.twitter.com/E2PkuErNtp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've decided not to make any New Year resolutions. <text:s/>Oh, hang on, that's a resolutio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your kids have a resolution? Here are some healthy resolutions for kids and teens, if they want one. http://ow.ly/s8vI1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your kids have a resolution? Here are some healthy resolutions for kids and teens, if they want one. http://ow.ly/s8vH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your kids have a resolution? Here are some healthy resolutions for kids and teens, if they want one. http://ow.ly/s8vH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: #Entrepreneurs should do more all year to support the community! http://onforb.es/ICn7M3  @forbes @socialtrendspo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number 10, though. “@HuffingtonPost: Your New Year's resolution salad already told us how your 2014 will go http://huff.to/1dna1hI 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"The New Year’s Writing Resolution You Can Actually Keep" <text:s/>http://bit.ly/1ak1d7U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s this the year you'll be ringing in a wedding? Or is it your New Year's resolution to get e… http://buff.ly/18UFNDl  pic.twitter.com/ksBM7R5eA6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have my picture taken with other beard dudes pic.twitter.com/YynHP6YQqZ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New Year's Resolution is to save the earth from all of the old electronics and recycle them into new... http://fb.me/18D6QlFkx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r New Year's resolution is to "save alot of money," I don't have much hope for you.#HeDoesntNeedSaving #grammar pic.twitter.com/thvElSlYz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unbounce: I’m a Marketer, Not a Growth Hacker: A New Year’s Resolution http://bit.ly/1fUJU1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Jesus New Year Resolution? http://nate.in/19VkAHT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"My new year's resolution is to destroy all knowledge, libraries, compassion and understanding", declares Cameron. THIS IS A #TRUE STORY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ed a New Year's resolution? How about get accepted into an accelerator program? Apply to RunUp Labs: http://bit.ly/1gJ3Yr0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ey it's @BrandonK1047 Wishing you and yours a Happy &amp; Safe New Year! #bringon2014 Here some Resolution ideas! http://bit.ly/1lybW43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12 Ways To Make Sure Your New Year's Resolution Sticks http://bit.ly/1eTNY5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if your New Year's resolution includes a visit to #DowntownDisney in 2014! pic.twitter.com/eMXCkYuZn7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What practices have you put in place to fulfill on your New Year's Resolution? ~KA http://j.mp/19A6BcJ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t’s the final countdown to 2014-make signing the organ donor register your new year 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's Resolution? Of course, ours is to win, and you can help us do that by donating today! http://ow.ly/rBtR5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2014! #resolution #newyearresolution <text:s/>#HappyNewYear #2014 https://vine.co/v/hV6UXFLtBEx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New Year’s resolution for 2014: get even MORE pow turns in this season! <text:s/>Share your ski/snowboard goals for... http://fb.me/19aeozS7h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! Make road safety your No.1 NY resolution and help keep the 2014 road toll right dow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 E W <text:s/>Y E A R S <text:s/>R E S O L U T I O N - Happy New Year Nakstars! Who made a resolution today? http://fb.me/1UiFO1OP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: Make your New Year's res... http://bit.ly/19FMynD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axisofoversteer: New Year's resolution: No fear! http://ow.ly/2CyLb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only New Year Resolution is to stop biting my nails. lol. Nothing major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already know everyones new year resolution will be to stay away from the marijuana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, my New Years resolution?......... pic.twitter.com/6le70yT3sk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!! 2013 is finally over! now what's my new year resolution :/ #swimmingnallthetime pic.twitter.com/AdgoJ13P93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almost new year! Did you make a resolution? http://ladiesinthepink.com/thinking-walking-talking-pink/its-better-than-nothing-new-years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actually to smoke MORE in 2014. #ribs pic.twitter.com/AIK2SiAzI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is to play on this more http://instagram.com/p/imr61dwwmh/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 less of a pussy bitch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s your New Year's Resolution to improve your style? Check out our free auctions to win incredible prizes: http://buddytv.us/1hT2ac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1) Get Burt Reynolds to consent that I am the Burt Reynolds of radio | #resolution #100resolutions #newyear #NYE #countdow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: My New Year’s resolution: Get off every OFA and Obama email list somehow, considering unsubscribe... http://tmblr.co/ZzdTEy12tDKGX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 a lot nicer to all you stupid fucking crybabie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New Year's resolution is to ski more with family and friends! What's your ski resolution? pic.twitter.com/DK1cRyiaVY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-insert New Year's Resolution related tweet here-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 haven't written your new year resolution yet read my latest article: "A New You in the New Year' http://huff.to/1bzzpMA  @sevgistanbul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hat's not my New Year's Resolution. My New Year's Resolutions are secret and I'm not telling you them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o New Year resolution for me same me http://instagram.com/p/imr3HjJwwP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stop cooking crystal meth #clean #healthy #fitnessmotiva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Mrs.A's new year's resolution! pic.twitter.com/CmKh34oQT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o way @V1_man I'm hoping @JeffProbst new year's resolution is to let me play again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USA_Network: Keep up with your New Year's resolution all week with all-day Law &amp; Order: SVU, CSI and ... http://tmi.me/1ddN6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dvice from @iamsuperbianca: Sa halip na isang new year's resolution, maglagay ka ng tema na gagabay sa taon mo. Ex. Fitness 2014, DIY 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's Resolution? http://fb.me/2yuTnnsN1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give up my New Year's resolution for Len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ackdriver likes AWS security best practices but we really hope your focus is elsewhere when the ball drops tonight http://blogs.aws.amazon.com/security/post/Tx3CZJ2ON6E1S6U/Make-a-New-Year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es your New Year's resolution include a cruise or theme park visit in 2014? <text:s/>Let me help you keep that... http://fb.me/3hclaWP7N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RedWings New Year's Resolution: Get a $1 trillion arena, then tear it down and build a public-funded $2 trillion arena in its plac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 <text:s/>Want a new you? <text:s/>Here's the science to help...... http://fb.me/36yfiNMax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continue to be that nigg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, New You: Make Drinking More Water Your #1 New Year's Resolution http://www.gobieh2o.com/blogs/gobieh2o/11202585-new-year-new-you-make-drinking-more-water-your-1-new-years-resolution … via @your_screen_nam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eamus dreaming of his New Year's resolution: to finally finish "Charlotte's Web" and get a haircut. pic.twitter.com/bFSKeVUfqV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in-Cin! Countdown - :) Suceed With Your Gay New Year Resolution - http://belamimad.com/resolution2014/?131 … #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epribadehh. New resolution and new hope :)) [pic] — https://path.com/p/3HbE1w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connecting with Siblings as your New Year’s Resolution http://ift.tt/1kZtMQ1  #valentine #lov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proper threadiquette. #2014 http://instagram.com/p/imrtT1JbjD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y'all! What's your <text:s/>resolution? #CarltonHitsTheGym pic.twitter.com/388f6EskH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<text:s/>new resolution <text:s/>pic.twitter.com/Dy7SC5msbK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ear crush, my New Year's resolution is to tell you how I feel. #mycrus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Politics Sebelius’ New Year’s Resolution: “Lots Of People Getting Good Healthcare” http://bit.ly/19Gx9X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ybe your 2014 New Year’s Resolution Should Be Eating Vegan Mayo http://bit.ly/1d7JNw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is new year I have a different kind of resolution. A.E.B. Born 13-12-2013. #NYE2013 pic.twitter.com/GBMmokxhvQ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WDWDowntown: Your ‘pre’ New Year’s Resolution? Take Disney transportation when visiting the Parks or Downtown Disney tonight! (Trust us.)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alin's New Year's Resolution - Seriously, you can't make this sh*t up! via @youtube http://bit.ly/1bxN7j9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, friends. My main NY resolution is to moan less often on Twitter… meaning that there’ll probably be a LOT less tweet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pic.twitter.com/Y0olgQY3DJ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as the tradition goes, if you write your new year's resolution on a yellowed Sheraton notepad, it will come tru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Year's resolution to be a better slave to @WorshipRene! http://shar.es/9gyUk  #NYE #NewYearsEve #Resolution #NewYearsResolutio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RT if your New Year's resolution is to watch more Pretty Little Liars! #PLL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meet Nicki!! Can't wai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aand we have the best new year's resolution ever. @ZadsLads pic.twitter.com/tzoYtrs3kO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s resolution: next New Year's Eve <text:s/>have a plan about what you're doing that nigh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d a @YouTube video from @mattmurda__ http://youtu.be/3_GY5_JOYRo?a  OMG A POST COMM!!!...Happy New YEAR...New Years Resolution And Th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 http://bit.ly/1gkXpYW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ジェジュン〜 禁煙 ふぁいてぃん！ RT @itaJYJ: @bornfreeonekiss Jae .....please remember your new year resolution .... pic.twitter.com/WxhryHkj7q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"Go forth and be a force of the awesome"- New Year’s Resolution #NYE #JustDoIt and stop complaining http://instagram.com/p/imrkYryD-d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’s Resolution is to get over Dobby's deat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Be kind. Be mindful of what is arising in the moment. Be kind. Do what I can. Be kind. http://fb.me/2xjIjT1B3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Your New Year's Resolution Salad Says About You (PHOTOS) http://huff.to/1gin3NT  via @HuffPostTast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"I wish @aminuargungu: New year, New resolution "@AhmsBaba: I wanna become an online preacher.""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security best practices for your @awscloud account a resolution for the new year! http://bit.ly/19G8PF2  #AWS #Security #IAM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e you ever kept a New Year's Resolution? If so, what was it? <text:s/>Floyd http://fb.me/1TfzNii3Y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Be my only resolution i keep this new yea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am so rubbish at selfies. I don't post the ones where my boobs look great because it seems needy. But I AM needy! New year's resolution..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ollowing these 4 agreements (and only these 4) is my New Year's resolution http://instagram.com/p/immKhpSey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Leafs New Year's Resolution: Get Phil Kessel a guest spot on Game of Thrones. #TwoHandSlash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576: I will not exaggerat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o New Year's resolution but I do pray that God continues guiding and ordering my steps according to His will with... http://fb.me/TY6isXq2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arting the new year fit and healthy no resolution for meeee pic.twitter.com/oRUb5HgOJ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from KoRnZone krew!!! What is your KoRn New Years wish/resolution? http://fb.me/2A14msXmo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"My new Year Resolution" 0.Mas Maging Pangit 1.Maging Masungit. 2.Maging Snobber. 3.Huwag maging Tanga. 4.Huwag... http://fb.me/6scKiQLo5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'm still trying to think of an attainable New Year's Resolution..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's Eve! Our resolution is to bring you invigorating art every day of 2014, starting with THIS: http://ow.ly/sb88Z  #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e think everyone's New Year’s resolution should be to have more days like this one. Click “like” if you agree. http://fb.me/17iX3vyo0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oble resolution for 2014! Happy New Year! http://fb.me/39Y3eGhct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’s resolution? pic.twitter.com/Sox7jsxXd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r New Year's resolution is to learn a new language, I'd be happy to offer my expertise in the area for free: http://www.keithmassey.com/languagelearning.html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8: I will give more to charity as long as they accept unused Groupons for laser tag and bikini waxes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s to everyone I wish you all the best for the new year! <text:s/>Resolution; 1. EP <text:s text:c="19"/>2. First Australian tour :333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ow. Folks giving @alfiekohn a hard time on silly "beware content-rich curriculum" tweet. New Year's resolution: follow better gurus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TO ACHIEVE YOUR NEW YEAR'S RESOLUTION, THE GINA HEART WAY! &lt;3 <text:s/>Check out the latest article at:... http://fb.me/SZp0isp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.. pic.twitter.com/Gzd9Yj6sd7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learn #calligraphy. How about you? Sign up at http://poketo.com/workshops  One… http://instagram.com/p/imrXomRdZs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 is to stay exactly the same, because I'm fucking awesome. #newyear #resolution #cantchangem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et our New Year's resolution be this: we will be there for one another as fellow members of humanity, in the... http://fb.me/3gfx5lQP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. #writing #seeya2013 http://instagram.com/p/imrWPpw-rQ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: This is my New Year's resolution every year...May it be yours as well... pic.twitter.com/ILWkJ6iJKk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d a @YouTube video http://youtu.be/RtgZ2vYQPaE?a  Vlog #2 My "New Year's Resolution"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*insert photo collage of last year* *insert tweet of new year new me* *insert tweet making fun of new resolution* *Insert "turn up" tweet*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Flyers New Year's Resolution: Finally succeed in rescuing Shea Weber from the black hole that is the #Pred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HSJnews A great New Year's resolution for everyone <text:s/>'take a HIV test'. It takes minutes &amp; 0 calories http://www.mesmac.co.uk/testing-time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ewer Clothes, More Money: A Resolution to Shop Less in 2014: Every New Year’s ... only because they’re such g... http://binged.it/1cVIu8I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Fuck a New Year's resolution. .just live your lif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o New Year's Resolution But I Will Hustle Hard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get my acting page to 200 likes by midnight tonight! <text:s/>Make it happen! <text:s/>:) <text:s/>http://www.facebook.com/pages/Kellen-Pembleton-Actor/194169137287531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to Really Stick to Your New Year's Resolution http://www.elle.com/pop-culture/reviews/small-move-big-change-book-review … via @ELLEMagazine #health #beautytip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e you ever set and completed a New Year's resolution? This Neepawa resident has! http://www.cj97radio.com/news/cjn9200_13727_DNS1_01.html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ution time again. Some helpful suggestions. http://bit.ly/1kZtcl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Yep. Going with the pizza. RT @HuffingtonPost Your New Year's resolution salad already told us how your 2014 will go http://huff.to/1dna1h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Welcome2014 7 New Year's Resolution You Are Going To Break This Year http://thetecnica.com/2013/12/new-years-resolution … via @thetecnic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TO ACHIEVE YOUR NEW YEAR'S RESOLUTION THE GINA HEART WAY! &lt;3 <text:s/>Check out the latest article at: http://www.ginaheartlifestyle.co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ome join us to ring in the new year! Make sure your resolution sticks with the solution, TRIUMPH FITNESS!!! This... http://fb.me/ZpMSRo3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You'll never see this, but I wish you a happy new year. My new year resolution: realise this is real. @CoryMonteith <text:s/>pic.twitter.com/3Ca5bqNPf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not forget the New Year Resolution ... Healthy &amp; Wealthy ... Stay united #NewYearResolution #2Buycards pic.twitter.com/g3DwEmA5E0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would really love to know the New Year's resolution for that lucky Ugandan whose job is to purchase tear gas. #Uganda #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: to be kind to myself. #noshameselfie pic.twitter.com/r3I0Dsayz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s @joshmalina's New Year's Resolution going to involve being nicer to @WhitfordBradley?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y are people always dropping people when the new year comes? their new years resolution should be to learn to pick better friends tb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ad: New Year's Resolution Giveaway http://bit.ly/1c1d1z4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ennis: @RafaelNadal's atonement brings New Year resolution http://bit.ly/1lybhQ8  pic.twitter.com/byvjrrJw5o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ishing Everyone Happy New Year My New Years Resolution! Smile More! Help People! Workout! Enjoy The Lil Things!... http://fb.me/3g6iyXBcs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#NYR New Year's Resolution: Make Rick Nash productive or ship him back to the #CBJ for a bag of pucks and a roast beef sandwich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"Let our New Year's resolution be this: we will be there for one another as fellow members of humanity, in the... http://fb.me/6kASi362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Stop pressing rewind on things that need to be deleted from your life. #brotip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's the final hour of 2013, Steph and Grace talked about their new year resolution,,,, be kind to each other, ,,haha pic.twitter.com/85OTaNy66T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People keep asking me what's my New Years Resolution &amp; I tell them I don't have one, only because I don't need a new year to make a change!!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could quit eating lots of different unhealthy foods for my new year's resolution, but I'm not a quitter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learn how to knit. Knit all the people of earth together. World dominatio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Your New Year's resolution should be to follow @andrew_ventura on twitter (and <text:s/>creepily in real life). Dude is the most hilarious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en people type NYE instead of New Year's Eve I think they're referring to bill nye the science guy. My New Years resolution: use my brai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aking only one New Year's resolution, and that's for next year to be better than the las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!The only New Years resolution is to be more like Bowie especially when it comes to style #rebelrebel pic.twitter.com/FH55csOeq8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2) Complain that I didn't win the @AustinChronicle's Best of Austin list | #resolution #100resolutions #newyear #NYE #countdow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stay relatively the same except maybe be a little less of an asshol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Gangbang &amp; interracia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OP 10 New yeAr Resolutions + Statistics http://bit.ly/1ckucs7  #happynewyear #failur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veryone has a New Year resolution! #Comedy #demwhiteboyz <text:s/>https://vine.co/v/hVrtE971Tr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ng New Year's Resolution ko ay di na gagawa ng <text:s/>New Year's Resolution! :)) Wohoo. Hi eye luggage. Spending 1st day of 2014 at the office:)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resolution. Happy New Year's everyone! http://instagram.com/p/imrEC0EgVR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was to get a social life but i think i'll go for something more realistic, like finding the cure to canc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New Year's resolution. What's yours? pic.twitter.com/3I0fWr3z5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Dad's New Year's Resolution!!! At least he'll be able to keep it... #2014 #what'syours? http://instagram.com/p/imqcyuy8g3/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for true is to find new things to lov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Pens New Year's Resolution: Steal a player in a trade (ex. Stealing Jarome Iginla from the Bruins) from every team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m curious to hear every1s New Year resolution. So tell me what's yours!? Mine are still #hardwork and #dedication but I'll be adding mor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i Richard Riot Jaem, Happy New Year of Barang Naik &amp; 154th reminder to you to reply. My 2014 New Year resolution... http://fb.me/1ekmpJps8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et our New Year's resolution be this: we will be there for one another as fellow members of humanity,… http://instagram.com/p/imq_ovk5AS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for a New Year's resolution ... give some youngsters a boost http://www.dofe.org/en/content/cms/leaders/volunteer-roles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Different Kind of New Year's Resolution | because I said I would. https://becauseisaidiwould.com/52weekslater/  via @bcisaidiwoul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or 2014, make a resolution to treat yourself with love and respect, @YoniFreedhoff says: http://ow.ly/saZMj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for a New Year resolution? How about improving your #wpdev skills and improve your apps? http://pluralsight.com/training/Authors/Details/lars-klint … /cc @dvlup @wpdev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Your New Year's resolution salad already told us how your 2014 will go http://huff.to/1dna1hI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time for OCSS to get going with social media. Tweets by Peter Pappas and other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2014 New Year's Resolution :D pic.twitter.com/DYSYLEH65f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nd the CHURCH say AMEN...2014 resolution going forward...HAPPY NEW YEAR people #justsharingmyopinion http://instagram.com/p/imq8vOjwVr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d a @YouTube video from @x96donovx http://youtu.be/V6LRcpNc5Pw?a  Happy New Year, reflecting on 2013 , my resolution - L4D 2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4% of Americans are considering making a financial New Year's resolution for 2014 (from @NewsNowLiveWire http://ht.ly/saMI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ed New Year's resolution help? Wii Fit U from Nintendo: Exercise Game Tracks Your Fitness All Day http://nyti.ms/KjvD3K  @nytimesbit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's food like this that makes me never want to make a New Year's resolution ever again. <text:s/>http://ow.ly/s9f6T  #portland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Y'all All Gonna Have A New Year's Resolution &amp; Two Months Later You're Gonna Be Like "Next Year"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Changing for a New Year's resolution http://ifunny.mobi/i/RhpYR9iH46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A few years ago, I made a resolution to stop making New Year's resolutions. <text:s text:c="2"/>Oh, don't worry, I didn't keep i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mm, my resolution is... RT @MatadorNetwork: A traveler’s New Year’s resolutions for 2014 http://bit.ly/1cGj7G8  by @theElsewherema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.. Kiss from #CoachOnline pic.twitter.com/ThNBo3yeif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set: 2014 New Year’s resolution? http://tmblr.co/ZvRwDy12tAhA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resolution! <text:s/>Be ready. Create an emergency kit for your home, office &amp; car. Have a safe &amp; Happy New Year! <text:s/>https://www.crd.bc.ca/prepare-yourself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are you going to do in 2014? #newyear #resolution http://instagram.com/p/imq3fbC00-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you can stick to. pic.twitter.com/SVU6lUEDd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for a New Year's resolution ... get yourself fitter http://www.walkingforhealth.org.uk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ution: Quit smoking. Translation: Don't light up on New Year's Day until 10:00 a.m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's to be myself..Which i have not been in past years.. Especially 2011 and 2013, really cost me... http://fb.me/RVzjMC4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. What's that??? pic.twitter.com/ku4fsWZ9E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pic.twitter.com/v6oZvzJa9Z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♫ New Year's Resolution by Camera Obscura — https://path.com/p/45kg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&amp; Prosperous New Year 2014. What's your new Resolution this year? You can share it with us. Thank you for... http://fb.me/14ia2wk7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emand the truth in 2014. <text:s text:c="2"/>Share a resolution for President Obama before starting off the New Year. http://bit.ly/1a42nEo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7: I will not date any worthless, cruel, inconsiderate, or obnoxious men. Which I guess means I'm lesbian this yea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Keep your new year's resolution with Alabama Seafood http://fb.me/T53EsD2R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live told me that her New Year resolution is to learn the ukulele. <text:s/>The first song book she's going to learn... http://fb.me/16rgiPYa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to buy a striker “@LeeClayton_: West Ham have made a move for Rickie Lambert. Cost: £8m. More to follow on @MailSport”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 y'all! Make your resolution in 2014 to just get out and ride!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s Resolution- make sure every fan knows how unbelievably thankful I am to have them. Hope to meet you guys in 2014-Happy New Year :)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s resolution is to stop making new year resolution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s resolution for 2014...be more like Miley Cyrus. Happy new year! pic.twitter.com/q7kqfCqR1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reat New Year's Resolution..... http://fb.me/2Rjx3iCr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Breaking News: #San Diego A New Year's resolution for San Diego and California - U http://www.canewsfeed.com/san-diego/a-new-years-resolution-for-san-diego-and-california-u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FUCK Politics :D #fb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secular new year is often a time for resolution making. Here are some Jewish resolutions for your secular new... http://fb.me/2BdoRkUW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for a New Year's resolution? <text:s/>Learn to navigate ... http://www.mountainsafety.co.uk/Navigation.aspx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 (2014) - Be the best version of myself, everyday! pic.twitter.com/x4unnOVk42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khassanasdfghj: New year resolution is defo to come closer to my deen.” In'shaa'alla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- wwa tickets and 1/5 thats it thats all i wan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best resolution. Always. Happy New Year! http://instagram.com/p/imqs5rIlxN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pending my New Year's Eve at weight cutting practice @AthTrainrProbz my new year resolution is get 10k followers... Let's make that happen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Dammit. Just broke my new year's resolutio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sort-of self-help blog on resolutions: You have probably heard people say that their New Year's resolution t... http://bit.ly/1cVHII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Dental Health Your New Year's Resolution http://fb.me/6DwmuqPJ0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do everything I did this year but with more swag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stop being so miserabl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MinajxBella_: RT @dijastewartxx: NEW YEAR resolution - Eat more fruit pic.twitter.com/DLVVN6ot61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happynewyear #nye #anonovo #felizanonovo #riodejaneiro http://instagram.com/p/imqpvUNOAr/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6: I will exercise. Like really exercise. Unless I sweat because sweating is gros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TheEliseSax Looks like our New Year's Resolution List is exactly the same! #greatmindsthinkalik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 #BeardMessage to all #BeardlessBoys for their NY Resolution! HaHaHaHaHaHa #BeardedWeStandShavedWeFall pic.twitter.com/aZbXJQwSpu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's resolution for 2014? <text:s text:c="2"/>If it's fitness, visit Chamber member @CoyneFitChicago! <text:s text:c="2"/>http://www.youtube.com/watch?v=N2xs4rfFYKQ&amp;feature=youtu.be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ang, this new year's resolution is so meta pic.twitter.com/ytRluhEwE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uck †нα† New year resolution..... we ain't changing shi about us! Happy New Year Y'all!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twisted_twins @TwistdTwinsArmy HAPPY NEW YEAR! My 2014 resolution: try 2 find a way 2 meet my fav twins! #twinning pic.twitter.com/HvAp6IhYL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o new year new me post. The only resolution I have is to achieve a complete feeling of euphoria and… http://instagram.com/p/imqh_zA0d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Get a lux tailored made silk suit? One of our customers order her 2nd suit today! Visit http://www.silklis.com/made-to-order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 i... - http://dailym.ai/Ki6qa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3) Cure cancer. Not the disease, the crazies born in July | #resolution #100resolutions #newyear #NYE #countdow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first new year resolution is to stop doing the kick off exploit in FIFA 14, but I probably won't survive for more than a day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d a @YouTube video http://youtu.be/tiEJBVKaFhc?a  Achieving Your New Year 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new year resolution — to get fitter and more healthier http://ask.fm/a/a3bc7a7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pic.twitter.com/k3wDhoaP1p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he only New Year’s Resolution I can think of is to shave my beard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ere are some New Year’s Resolution Ideas for Dating: http://dating.about.com/od/winterholidays/tp/newyearsresolutionsforsingles.htm … #TBDserie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 http://queceus.org/4cRQCL  <text:s/>#NewEraPhotog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lnkd.in/duZq_B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reat article for the #newyear. RT @DaniNierenberg Food Resolution #4: Promote a Healthy Lifestyle http://ow.ly/s5JZ9  @BarillaCF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set: 2014 New Year’s resolution? http://tmblr.co/ZLIaWq12t9WT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make the first roguelike so unplayable, that no fan base will develop around it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resolution is to have more FUN!! Hope you all have a happy, healthy and safe new year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re your New Year's Resolutions exactly the same each year? http://ow.ly/s7rmB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Last year on New Year's Eve Kelsey and I decided that our resolution for next year would be no more McDonald's. New Years morning we had i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mebuyer's New Year's Resolution(s) in a Rebounding Market: Get Ready to Expect Lower Rates!! http://bit.ly/1cjDJmu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5: I will convince my doctor to renew my Xanax prescriptio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post: Paul Heyman, Dolph Ziggler, Eva Marie, The Miz and More Share Their New Year’s Resolution http://theringfan.com/paul-heyman-dolph-ziggler-eva-marie-the-miz-and-more-share-their-new-years-resolutions/ … #TheRingFa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! #Feliz2014 pic.twitter.com/lOOTwfbCT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Year's Resolution to run the Penguin Pace! http://p0.vresp.com/xuHkeO  #vr4smallbiz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Year everyone! #nye #happynewyear #365days #resolution #quote #life #2014 http://instagram.com/p/imqWrrwLH1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LO Obstacle Fitness annual New Year’s Resolution’s contest entry or nominations to mylo@mylofitness.com #NYE pic.twitter.com/FwcII4r0S3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ime to start thinking of a New Year's resolution that I'll swear to keep, but won't actually follow through wit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nstead of New Year's Resolution, I'm gonna ask for New Year's Absolution. That's the Catholic way, (cont) http://tl.gd/n3ir23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s becoming fluent in Portuguese among your New Year's resolutions? Bucket Lists vs New Year's Resolutions http://ow.ly/sb3L1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resolution for #newyear <text:s/>[Ready to ring in the New Year?] - http://weheartpics.com/photo/12643155/  #whp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4: I will meditate every day. I mean, just as soon as I learn to relax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? Keep being me. http://twitpic.com/dqr3m8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re you looking for a New Year's Resolution that has impact. This article works for any person, you don't have to... http://fb.me/6HKHpyKt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<text:s/>pic.twitter.com/cop6cvIlFU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4) Come back the next night and do the same, but for the last three minutes |#resolution #100resolutions #newyear #NYE #countdow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op 10 for 2013... and a New Year's Resolution http://buff.ly/1gkfeHN  #newyearsresolution #yalit #bookbloggin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lolcat faces a pretty easy choice <text:s/>http://thefunnyplace.net/wp-content/uploads/2013/12/Fat-cat-new-year-resolution.png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Via @HDBuzzFeed and @businessinsider, I'm hijacking HD hero Woody Guthrie's new year's resolution list as my own pic.twitter.com/FapnFZHba1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secular new year is oftern a time for resolution maker. <text:s/>Here are some Jewish resolutions for your secular new... http://fb.me/TBIYAT9R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ttp://youtu.be/EbsOEJGZVOc  New Year’s Resolution 2014: Get Fitter! http://fb.me/2TIjVr1l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be more of a douchebag than I was in 2013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zone-sama: phagi: ZONE: What’s everyone’s new year’s resolution? Erin ヽ‘ー`)ノ: shut Erin ヽ‘ー`)ノ: up ZONE:... http://tmblr.co/ZWYMFx12t98g5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from Addiction Incorporated! Make your New Year smokefree. http://1.usa.gov/18C5oR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idea - present at Pecha Kucha! Apply here: http://ow.ly/sbmVi  #yegNY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23 min and 53 seconds on my 5k resolution run in the cold. Wicked start to the new year. pic.twitter.com/9h9KcMySMJ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. @RealAliceCooper Looking Forward to New Year's Eve Concert on Maui http://www.classichitsandoldies.com/v2/2013/12/30/alice-cooper-looking-forward-to-star-studded-new-years-eve-concert-on-maui-shares-new-years-resolution/ … @IamStevenT @alyankovic @sammyhagar there to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3: I will keep my desk clean and organized. (This one's easy: I'll just throw away those... http://fb.me/37MmZzMjw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What's your New Year's resolution? <text:s/>Learn a new language? Eat more fruit? Break a world record? <text:s/>The possibilities are endless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. New resolution. New hope. New spirit. Bismillah:) [pic] — https://path.com/p/3w8FH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New Year's Resolution - Where Does It Come From http://goo.gl/cRRjFz  via @1andreacallaha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 resolution? pic.twitter.com/S37nihFYP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ere's a New Year's Resolution for you, turn that intense fear of #Clowns into uncontrollable lust. http://clips4sale.com/56029/10141393  #clownFetish #c4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irst resolution of the new year, DO THIS http://fb.me/145cya38K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illow Talk: Topic: My New Year's Resolution <text:s/>http://instagram.com/p/imqJdzqBhb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HammerCanada @Hammer_N getting ready for the new years resolution run! Happy New year! pic.twitter.com/3ZkgkK21kv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imply beautiful! RT@SabahatAhmad: New Year Resolution by the #KhalifaOfIslam pic.twitter.com/2EKXdn5B75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agi: ZONE: What’s everyone’s new year’s resolution? Erin ヽ‘ー`)ノ: shut Erin ヽ‘ー`)ノ: up ZONE: Mines... http://tmblr.co/Z9et4v12t8pd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anks! @davidlaplante "Love this: RT @RobbSmith: “The Only New Year Resolution Worth Setting” https://medium.com/p/34169ccaa4ed "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rnBVXp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fZv5R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, cut the military and veterans suicide rate http://fb.me/2T2IDoLm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, cut the military and veterans suicide rate http://fb.me/2XGb1tco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not lose my chapstick the day I buy i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.. my resolution. #Expectation #Reality #ExpectationvsReality #Newyear #Resolution #2014 #Instagram… http://instagram.com/p/imp_4hNKLk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tattoosluke: “@weyheyiloveyoux: QUOTE THIS WITH YOUR NEW YEAR RESOLUTION :))” to be happy” I like this one :'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ttp://psychcentral.com/blog/archives/2013/12/30/a-new-type-of-new-years-resolution/ … acceptance for the new year. Loved i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5rPsG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pic.twitter.com/yqch4OMk1z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pic.twitter.com/Eb9SRWBdi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: post more dickgirls on twitter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have sex with a ghos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kind of New Year's resolution http://goo.gl/u0pdku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start my winter break assignment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low down, look up, and let go. #resolution #newyear #photobooth #ggphotoaday #grannygirls http://instagram.com/p/imqBA_zd-M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post a doodle every day. on twitter at least. here's today's start pic.twitter.com/CMhQ7kS6Oq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nothin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get Kizzie into the circus as the Bearded Lady. pic.twitter.com/rg2KEjTJh1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get 1/5 ok i know i said it last year as well but its not my fault none of the boys would follow me!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ot a bad resolution to have, cheers! RT @PrivateerRum: Have a save and Happy New Year's Eve <text:s/>...and may you drink more #rum in 2014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ur New Year's resolution is to laugh more, u should follow @desiproblem &amp; like http://www.facebook.com/desiproblem  on Facebook. You won't regret it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naveedhassan can we get a new year's resolution to make more free throws??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just fulfilled a new year's resolution i didn't even know i ha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 Resolution https://vine.co/v/hV6pVd1bWB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yms prepare for the New Year's resolution rush: While that may mean getting a new pair of running shoes, no o... http://binged.it/1amt3jX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ips to save money on gym memberships: Getting fit is a popular new year's resolution and for many that means ... http://binged.it/1amt33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op fitness trends for 2014: If you’re one of the many people who made a New Year’s resolution to up the ante ... http://binged.it/1amt1bP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Tech Resolution #2: Get to Inbox Zero, and stay there http://unrl.me/1jPBbTY  via @geekwir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Water Resolution-If everyone in the UK turned the tap off when teeth brushing it could save at least 500,000,000 litres a day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es your New Year's resolution involve living WITHOUT money? :) http://fb.me/12Z4oPBc7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NewYear I'll show you that United are the real deal! Moyes makes his new year resolution as Old Trafford boss... http://q.gs/5If8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ll show you that United are the real deal! Moyes makes his new year resolution as Old Trafford boss vows to ... http://adf.ly/bSLRJ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 http://j.mp/19Gv25L  #Photography #DigitalPhotograph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? Stop getting pissed off by this 'use' of the English language: pic.twitter.com/GSzitWBZcA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ere's a New Year's Resolution for you: Check Snopes before posting things that feed your paranoia and prejudice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To Make A Resolution That You Can Keep (via @BusInsiderAU) http://www.businessinsider.com.au/how-to-keep-new-year-resolution-2013-12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What practices have you put in place to fulfill on your New Year's Resolution? http://fb.me/1fj0pwiK7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for 2014 pic.twitter.com/ioeCp5bHVi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Bible Reading Plans #newyear #resolution http://shar.es/9gkA6  via @jenalamber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of Supplements Presented by Beauty Research http://bit.ly/1cVGyg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biggest New Year's resolution? Wash my car. I don't think it happened once in 2013. #DontJudgeMe LO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1: Start a blog. Check it out here: http://thenameistwo.blog.com/?p=4  Would love to hear your thought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ill trying to think of a New Year's Resolution? How about learning to program a video game? http://ow.ly/sblZI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not have a repeat of last year... #cheersto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imux16 @ake3homura Your new year’s resolution? (=ﾟωﾟ)ﾉ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(my new years resolution is to not post any pics of fireworks). There, don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errific advice RT @dpumgt: To increase the likelihood of achieving a New Year's resolution, Pick just one! <text:s/>http://hereisthecity.com/en-gb/2012/12/21/how-likely-are-you-to-keep-your-new-years-resolution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post more cat pics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best New Year's Resolution you can make is one to protect the children of your life and community. http://bit.ly/1k48dz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es your New Year's resolution include living without money? :) http://fb.me/1b2GOjv47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rying to come up with a good New Year's Resolution? How about "just be nice?" http://cbsn.ws/1eIL57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http://fb.me/2zinDU1j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ill trying to think of a New Year's Resolution? How about learning to program a video game? http://ow.ly/sbmNv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hird New Year's Resolution: I'm going to NOT steal the cookies from the cookie ja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to eat healthier? Start the year off right with Powered By Produce's 30 Day Vegan Meal Plan! http://fb.me/3ddqlHJw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pic.twitter.com/tLg8gmmXRZ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have a New Year's resolution next yea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 for 2014? http://fb.me/3rMfvnnI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ybe your 2014 New Year’s resolution should be eating vegan mayo http://fb.me/6ypfPn9r0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1: Quit being perfect. Learn the Lindy Hop. Invent a species. Try this "beer" beverage everyone's talking about. Fly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? Perfect my running form. pic.twitter.com/2XWBR4tVnO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@WEtv: Make your New Year’s resolution to watch more #LawandOrder! Get started tomorrow starting at 10a on @WEtv. pic.twitter.com/DEGPgGMwKU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een Scene: New Year's Resolution MUSTIES http://ow.ly/saOa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Join us on Instagram using #TMR14 to share what you have in store for 2014! Info: http://bit.ly/TMR14Resolutions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Join us on Instagram using #TMR14 to share what you have in store for 2014! Info: http://bit.ly/TMR14NewYearsRes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Philadelphia 76ers Should Make Defense A New Year’s Resolution - <text:s/>The ‘ New Year’s... http://j.mp/19uiACU  <text:s/>#EvanTurner #TonyWrote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@RealAliceCooper's amazing New Year's Resolution?... "To be more tolerant of wimpy rock” - I LOVE that guy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Jonwoodscience @alisonatkin @LittleLizzieB Heh, my new year resolution is to be celibate and disdainful. Both going well so far ;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you have a new year's resolution to read your bible more in 2014? Download the NEW 2014 SOAP Bible Reading Plan http://ow.ly/sbk2O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Year's resolution for your health...no more fast food...discover the health benefits Italian 'slow'... http://fb.me/USqVKEp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es your New Year's resolution involve keeping a messy desk? Lol! http://fb.me/2ToXK7Gm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Photography Make your New Year's resolution to help someone learn photography - imaging resource: Make your N... http://bit.ly/1hdCCtr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weyheyiloveyoux: QUOTE THIS WITH YOUR NEW YEAR RESOLUTION :))” to get a niall follow o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ood Resolution #13: Support Family Farmers http://ow.ly/s5JGf  via @DaniNierenberg @FAOnews #IYFF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ny New Year resolution healthwise? Tea for Cardio Health in the New Year http://shar.es/9gAJr  via @sharethi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pic.twitter.com/JuSsisDlRB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Essential Oiler’s Handbook #essentialoils #newyear #resolution http://www.jenniferalambert.com/essential-oilers-handbook/#sthash.8mDnlGP0.uxfs … via @jenalambert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quit being mesmerized by this video: http://bit.ly/18WNCbE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Harper's New Year's Resolution: Make them ignorant so they believe #CPC #lies and #propaganda: <text:s text:c="2"/>http://www.huffingtonpost.ca/2013/09/23/new-york-times-harper-conservatives-science_n_3975521.html?utm_hp_ref=fb&amp;src=sp&amp;comm_ref=false … #cdnpoli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ur resolution? RT @MatadorNetwork: A traveler’s New Year’s resolutions for 2014 : http://bit.ly/1cGj7G8  by @theElsewhereman #trave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don't want to hear no damn New Year Resolution. Your Resolution should be. Get you damn weight up. Bc last year... http://fb.me/26HwRQgUR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ike madddd...and win trophies..happy new year yung6..nyupu wa ncha..o dimkpa..lolRT @DavidOnodu: Simple resolution!! Live life!! Ntn els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 #2: I will not eat any processed foods. I mean, unless it's processed with suga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tis Redding &amp; Carla Thomas ~ New Year's Resolution http://youtu.be/CUWF6fAAtWI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Year's resolution you can't afford to miss - resolve to read.| Fox News http://fxn.ws/1gkqjbQ  via @fxnopinion pic.twitter.com/sgX0WFtvZh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15 New Year’s Resolution Ideas for Photographers http://weeder.org/rLHXBda  #photography #art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: My New Year’s Eve Resolution http://tmblr.co/ZQgqbx12t7VK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CaptainAmerica: New Year's Resolution? Meet new people. #CaptainAmerica #WinterSoldier pic.twitter.com/psjOHj0bI6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un Confiscation – The New World Order’s New Year’s Resolution http://tinyurl.com/kq66dkp  #oped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screen resolution is wait I screwed that up let me start ove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ips for saving money in the new year: A popular resolution for people every year is to... http://dlvr.it/4cRLtD  http://www.rockfordlink.co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Successful Are New Year Resolutions? Done right- they can change your life. http://wp.me/p3Hha4-rU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?! A true Muslim has new day's resolution!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resolution for the new year: more of everything. :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kitecruz haha. Not. So much... Happy New Year! Guess that's one resolution out the window #nodrunkentweet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ot a New Year's Resolution done already and it's not even New Year's yet: No more Bloomberg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1: I will not use the internet during the day until I write at least 3000 words...unless I... http://fb.me/W1rjbi1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#7 "More Modine" @MatthewModine How 'bout it? @trappersherwood @KenPettigrew @BillZucker pic.twitter.com/YMTOEJeUC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be a better father for my childre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Let our New Year's resolution be this: We will be there for one another as fellow members of humanity, in the... http://fb.me/1fJZih7oy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"Hey mom what's your New Year Resolution?" "I don't have one, I'm gonna keep being cool like I already am."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’s resolution: 2880 x 1800. http://tmblr.co/ZHPnRy12t79dp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: ROMANS 12:12 pic.twitter.com/nqJHEGV7S3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#paintballers. The team here hope to see you at our Events in 2014. What's your #resolution in the #newyear 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NewYear’s safety #resolution; test your smoke alarms regularly. Learn more about #firesafety! http://tinyurl.com/q5sq3p3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johnnyminkley New Year's resolution: become even more curmudgeonl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ante! 2014 Is Almost Here - Yeah! Time For Your Gay New Year Resolution - http://belamimad.com/resolution2014/?787 … #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ostei de um vídeo @YouTube de @trollmunchies http://youtu.be/f5E3iLC4peg?a  New Year's Resolution! (2014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@adamneal23: Tonight is the perfect night to make your New Year's resolution! Let this help - http://www.newyearnewme.org  #NewYear”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New Year's Resolution You Need to Make (I am making it, too!) http://wp.me/pzIUn-H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Tell 5 people you love about this band in 2014 Be safe out there! Love, holly http://fb.me/6BcQiiJd5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ttp://www.mindbodygreen.com/0-11973/20-things-to-let-go-of-before-the-new-year.html … New Years Resolution is to follow this to a T. #spot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Kitteh New Year's resolution: Moar time on treadmill! #NewYearsResolution pic.twitter.com/QC4Dador8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y new year's resolution is to be more perfect than I already am ! <text:s/>http://instagram.com/p/impY4aIgG6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 http://dlvr.it/4cRLLv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55) Watch a highly anticipated new movie, complain that it sucks &amp; leave 3 minutes in | #resolution #100resolutions #newyear #NYE #countdow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 http://dlvr.it/4cRLKp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learn how to put on fake eyelashes. Look out, 2014. I'm dreaming big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f you make a New Year's Resolution could I ask that you text it to @WillPowerBot on 0113 3201401 pls? (more info on http://www.marchoftherobots.com )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_fearlesswift sure thing. This can be our new year resolution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get published, even if its something "small" like a newspaper or magazin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is is your last chance of 2013 to get to @nutritionzone for your New Year's resolution supplements. Do it! #sp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ka Audrey's New Year's Resolution pic.twitter.com/KjyDjYsS7M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To Make A Resolution That You Can Keep http://www.businessinsider.com/how-to-keep-new-year-resolution-2013-12 … via @BI_Careers #bizkeepingyourNewYear'sResolution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"@WWEagee: My #NewYear resolution: 1) GO TO WWE SHOWS. 2) GO TO WARPED TOUR. 3) DON'T GET FAT. cx" I second this! pic.twitter.com/GvhrIdkd1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uch a great new year's resolution! @elledecor http://pinterest.com/pin/99079260526221861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ing Your New Year’s Resolution Stick http://fb.me/Ulnp1lO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Yawar500 HAPPY NEW YEAR to MY best HUSBAND Do u knw wats my New Years resolution??? "YOU" I WANNA LOVE U MORE¥$ pic.twitter.com/WpK3xaGqcI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from La Coruña! My 2014 resolution: chew with my mouth ope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y'all! New year's resolution; play more boardgames. Tonight, #LordsOf Waterdeep pic.twitter.com/isoacZjB0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#TRAVEL resolution? http://ow.ly/i/4432f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http://dlvr.it/4cRKm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e you made a New Year Resolution? http://ow.ly/s6EN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y This <text:s/>Be Everyone's Resolution. Happy New Year! “@Onlyinyouitrust: #2014Resolutions BEAT CANCER. I have a feeling this will be the yr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ime to get started with your New Year's resolution follow me to http://www.workyourheartout.co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ot fair!!! ... Just made my New Year Resolution!!! LOL http://fb.me/1YAdjpmvp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Our New Year's resolution? Watch more @SSeagalOfficial. How about you? #2Days #Lawman #LostSeason http://ow.ly/i/44TK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¯\_(ツ)_/¯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ere are some very cool #marketing New Year resolutions http://goo.gl/iId8gQ  What is your resolution this year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Still short of a resolution for the New Year? You could always support http://www.stickyexhibits.co.uk/page.cfm?pageid=se-donatemoney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NOT set a 2014 New Year's Resolution without reading this first! http://fb.me/203cmoJd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stick: Think small http://on.today.com/1ajZqjm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ooking to eat healthy in the New Year? We've got your back: http://www.pinterest.com/eo2concepts/food-for-the-healthy-soul/ … #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ed a push with your New Year's #Resolution? Here is a free, downloadable worksheet you can document your goals on: http://bit.ly/1gkxuk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think "losing weight" as a new year's resolution is the equivalent of the "world peace" answer in a beauty pageant. #nye #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esolving to eat healthier this New Year's? Eating lots of fresh Alabama Gulf Seafood can help. Learn more: http://bit.ly/1ck7W4X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: trail mix but with pills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golfers! What's your golfing resolution for 2014? Ours is to get out and play more! http://fb.me/11gtIoT8z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a New Year’s resolution to help an older, lonely person near you: http://j.mp/1lwPEj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ing A New Year's Resolution http://lnkd.in/bHiwDM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jonathandenwood:@1stwebdesigner: New at 1WD: A Web Designer’s New Year’s Resolution http://buff.ly/KfvXQY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o increase the likelihood of achieving a New Year's resolution, Pick just one! <text:s/>http://hereisthecity.com/en-gb/2012/12/21/how-likely-are-you-to-keep-your-new-years-resolution/ … #newyear #holiday #resolution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’s resolution? Listen, commit &amp; most importantly DO something about it. http://ow.ly/sbbXz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Today was the last day before the gym gets flooded with the idiots and their "new year's resolution" 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Photo: The Best Resolution! From Woodie Guthrie’s list of 33 resolutions for the new year. This one is my... http://tmblr.co/Zt6Lmt12t6NlC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Drake I'm a young artist coming up form New York my new year #resolution is to have a song out with you... I'm a put in the work this 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Everyone has a New Year resolution! #Comedy #demwhiteboyz <text:s/>https://vine.co/v/hVrtE971Tr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MightyMonika Already breaking that New Year's resolution about bragging less, I se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NOVABLOGGER: Your New Year’s Resolution http://bit.ly/1d7Fukz  http://j.mp/nispblo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#NOVABLOGGER: Your New Year’s Resolution http://bit.ly/1d7Fukz  http://j.mp/nispblo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Comaford <text:s/>New Year resolution 2014: Take the Zeal for Life Challenge @ http://www.MustDrink.ZealForLife.com  Are you ready for the Challeng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2014 New Year Resolution... Eat More Mushrooms! :D http://fb.me/2Y0H6mlo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teenage girl's New Year's resolution. <text:s/>https://vine.co/v/hVvhYuHjH3g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Gun Confiscation – Obama’s New Year’s Resolution http://www.teaparty.org/gun-confiscation-new-world-orders-new-years-resolution-32599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to eat healthier? Start the year off right with Powered By Produce's 30 Day Vegan Meal... http://fb.me/2nBpre1dA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T @UNDP #NewYear's almost here. How will YOU #endpoverty in #2014? Let us know about your New Year's #resolution! pic.twitter.com/V7I6777zs5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 resolution is defo to come closer to my deen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for Obama <text:s/>http://moonbattery.com/?p=40820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d a @YouTube video from @mattmurda__ http://youtu.be/3_GY5_JOYRo?a  OMG A POST COMM!!!...Happy New YEAR...New Years Resolution And Th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or your New Year's Resolution: <text:s text:c="2"/>-@PRSANewPros http://bit.ly/1icd9k8  -Etiquette http://bit.ly/1exDFUs  <text:s/>-Branding http://bit.ly/1gPRT3q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plan do you have in place to achieve your New Year's Resolution? #nynyr http://bit.ly/1d1DslU  pic.twitter.com/ESrLbY6LWv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et's toast to 2013 and to 2014 with many days on the water. What's your New Year's resolution? #Happy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my new year's resolution list looks like. http://instagram.com/p/impCPXiM-d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ell us...What's your New Year's resolution? http://on.fb.me/18OZHzz  3 people who comment will win free pizza cards! pic.twitter.com/L0KqDyDytJ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ing A New Year's Resolution - http://empoweringyourvision.com/dir/years-resolution/ … http://empoweringyourvision.com/dir/years-resolution/ …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New year's resolution?! A true Muslim has new day's resolution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pic.twitter.com/DzlieJhOAj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s your New Year's resolution on this list? http://www.care2.com/greenliving/top-10-new-years-resolutions.html#bbtw=461052403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MarilynRussell Happy New Year! My resolution is to see u more in 2014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: Make your New Year's res... http://bit.ly/1gkXpYW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liked a @YouTube video from @trollmunchies http://youtu.be/f5E3iLC4peg?a  New Year's Resolution! (2014)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Happy New Year what's your resolution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fail mor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ishing a happy new year to all of you. Hope you have already choosen your resolution for the new year. Make th... http://ift.tt/1amrxhE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I wish everyone a happy new year for 2014 when it comes!! My resolution is to work hard at overcoming my OCD. Hard work!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Lakers new year resolution should be firing mr Pringles that'll be dope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Unfollow all fakes. Like @caraellis_glam -- why you steal all @_bibijones pictures, Cara? That's shitty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to be more financially savvy? Here's how you can care for your pet on a budget #TipTuesday http://col.st/1dnXH0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’s resolution to be more financially savvy? Here's how you can care for your pet on a budget #TipTuesday http://col.st/1dnXH0L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ovel Resolution: Go On a Clothes-Shopping Diet: Every New Year’s, I invariably make a list of res... http://binged.it/1amruCC  #Shopping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s Your New Year Resolution to Spend More TIme with Family? StartHere &amp; get #Cashback too! http://ow.ly/i/484rH  http://ow.ly/s3Xr7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My new year's resolution is to get good grades, get rich, and fall in love with a white boy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.@SenatorReid here's a good New Year resolution - pass the 167 bills that were stuck in the Senate for all of 2013.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Good morning and welcome to 2014!! What's your New Year's resolution? 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SoBeOrganized <text:s/>New Year resolution 2014: Take the Zeal for Life Challenge @ http://www.MustDrink.ZealForLife.com  Are you ready for the Challeng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Via @WondWand Why you shouldn’t make new year’s resolutions on January 1 http://bit.ly/1k5qfl1  #travel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eeling a bit distant from God? Do you have a resolution to step-it-up in your spiritual life? Learn how to here: http://wp.me/p2wxs4-bn5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Science Teachers! What's your new years' resolution? The science behind resolutions: http://www.youtube.com/watch?v=rqbAsr6wN_I … #ozscied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ow To Make A New Year's Resolution You'll Actually Keep | LinkedIn http://www.linkedin.com/today/post/article/20131231011252-407452-how-to-make-a-new-year-s-resolution-you-ll-actually-keep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ve a safe New Year's Eve everyone! We will be back tomorrow to start our resolution giveaways. From food,... http://fb.me/6mcZHvU8B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bjp happy New Year! We are still in need of grabbing our first coffee... #Resolution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2morrowknight <text:s/>New Year resolution 2014: Take the Zeal for Life Challenge @ http://www.MustDrink.ZealForLife.com  Are you ready for the Challeng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“New Year's Resolution” by @camera_obscura_ is my new jam. Listen: http://t.thisismyjam.com/Goony/_7hasxsw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What's your New Year resolution? <text:s/>Mine: Learn to Surf, Laugh More &amp; Create Create Create!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op New Year's resolution on the planet or at least in the Western Hemisphere: Hit the gym back. #HappyNewYear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 any of you guys have a New Year's resolution? Mine is bike related. I have some resolutions to try some new... http://fb.me/2ipkRhzSJ 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BDC will be closed tomorrow for New Years. We hope that everyone has a safe and fun night. What is your New Year's resolution!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Happy New Year everyone! if you still undecided about the new year's resolution, check this out... http://fb.me/1GPOkTW6S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Don't rush into a resolution. Here's a better approach to making the new year about change: http://huff.to/1hSXGmo  #NYE #NewYou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Maria_Savva <text:s/>New Year resolution 2014: Take the Zeal for Life Challenge @ http://www.MustDrink.ZealForLife.com  Are you ready for the Challeng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t wasn't until I was half way through this baconator that I realized what my new year's resolution would be.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 New Kind Of New Year's Resolution That Will Make You Happy <text:s/>http://buff.ly/1dnhZr4  via @forbes #happiness pic.twitter.com/bGENPzIAC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 to some dough? Start by subscribing (or renewing yr sub) to BR for 20% off the regular rate: https://www.ezsubscription.com/brv/subscribe.asp?key=7312EY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ake your New Year's resolution to help someone learn photography - imaging resource http://dlvr.it/4cRJCh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 want to try a bit of both of these! #Edina #Patsy #AbsolutelyFabulous <text:s/>@scout101 New Year's Resolution http://youtu.be/-itpSwRrcMw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I'm not into #NewYear resolutions but I think trusting God is worth having as a resolution. God has… http://instagram.com/p/imozRxEnmw/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The key to "stickier" new year's resolutions. http://ow.ly/s9gf4  #newyear #resolutions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What is your New Year's resolution for Detroit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KelseyHilson <text:s/>New Year resolution 2014: Take the Zeal for Life Challenge @ http://www.MustDrink.ZealForLife.com  Are you ready for the Challeng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New Year's Resolution: pic.twitter.com/ReCFrnBa7e</text:p>
          </table:table-cell>
          <table:table-cell table:number-columns-repeated="256"/>
        </table:table-row>
        <table:table-row table:style-name="ro2">
          <table:table-cell table:style-name="ce1" office:value-type="string" calcext:value-type="string">
            <text:p>For your new year resolution you should not be a lettuce I think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's your New Year's Resolution? http://ht.ly/s9zj9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What is your MOVIE New Year's Resolution for 2014?!? http://fb.me/2AQ4Vhau4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@katyperry <text:s/>New Year resolution 2014: Take the Zeal for Life Challenge @ http://www.MustDrink.ZealForLife.com  Are you ready for the Challenge?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RT @dijastewartxx: NEW YEAR resolution - Eat more fruit pic.twitter.com/H1KL4uBxXx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F*!% Facebook and it's melodramatic posts. New Year's resolution: convert my friends and family to google+. #newy... http://fplus.me/p/4AK4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"EAT LESS" - The unsolicited, audacious New Years resolution suggestion from @USAToday to @GovChristie <text:s/>http://www.usatoday.com/story/opinion/2013/12/29/new-year-resolutions-editorials-debates/4243759/ …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Already have your New Year's resolution ready? Then it's the perfect time to sign up for our 7 day FREE trial! http://drivestl.net/fmBwL/1 </text:p>
          </table:table-cell>
          <table:table-cell table:number-columns-repeated="256"/>
        </table:table-row>
        <table:table-row table:style-name="ro1">
          <table:table-cell table:style-name="ce1" office:value-type="string" calcext:value-type="string">
            <text:p>More free #GoldBus trips to New York! #VamooseRewards RT @VamooseBus: What's your New Year's resolution? pic.twitter.com/i9DD4YiJhW</text:p>
          </table:table-cell>
          <table:table-cell table:number-columns-repeated="256"/>
        </table:table-row>
        <table:table-row table:style-name="ro2" table:number-rows-repeated="104754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hese people were clearly Alters, but what kind were they? #AlteredWorld | New Year’s Resolution http://shar.es/9gE19  via @sharethi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ush is on! <text:s/>More people are ordering Skinny Fiber each day! <text:s text:c="4"/>Make this the last New Year's resolution... http://fb.me/6BCnOFp5n 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ear's Resolution: Buy new shoes pic.twitter.com/cTC1tKJ8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Buy new shoes</text:p>
          </table:table-cell>
        </table:table-row>
        <table:table-row table:style-name="ro1">
          <table:table-cell office:value-type="string" calcext:value-type="string">
            <text:p>This is what I'm seeing now. New year's resolution? Therapy pic.twitter.com/LZTG5MeVWC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Therapy</text:p>
          </table:table-cell>
        </table:table-row>
        <table:table-row table:style-name="ro1">
          <table:table-cell office:value-type="string" calcext:value-type="string">
            <text:p>“@TotalGolfMove_: New Year's Resolution: fewer broken shafts” @ethan_brueNew Year's Re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fewer broken shafts</text:p>
          </table:table-cell>
        </table:table-row>
        <table:table-row table:style-name="ro1">
          <table:table-cell office:value-type="string" calcext:value-type="string">
            <text:p>Sebelius’ New Year’s Resolution: “Lots Of People Getting Good Healthcare” http://shar.es/9gEHh  Like the 5 million that lost i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’s Resolution</text:p>
          </table:table-cell>
          <table:table-cell office:value-type="string" calcext:value-type="string">
            <text:p>Lots Of People Getting Good Healthcare</text:p>
          </table:table-cell>
        </table:table-row>
        <table:table-row table:style-name="ro1">
          <table:table-cell office:value-type="string" calcext:value-type="string">
            <text:p>New Year's Resolution: 1440 x Potato https://discussions.apple.com/thread/4766577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1440 x Potato</text:p>
          </table:table-cell>
        </table:table-row>
        <table:table-row table:style-name="ro1">
          <table:table-cell office:value-type="string" calcext:value-type="string">
            <text:p>Two weeks, three seasons. New Year's resolution #1: Bleach hair blonde and refer to self as Mother of… http://instagram.com/p/imtVlHxp7-/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Bleach hair blonde and refer to self as Mother of</text:p>
          </table:table-cell>
        </table:table-row>
        <table:table-row table:style-name="ro2">
          <table:table-cell office:value-type="string" calcext:value-type="string">
            <text:p>The only resolution I have for the new year is to love as hard as I can&amp; take every opportunity. This will be an exciting 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<text:s/>love as hard as I can&amp; take every opportunity</text:p>
          </table:table-cell>
        </table:table-row>
        <table:table-row table:style-name="ro1">
          <table:table-cell office:value-type="string" calcext:value-type="string">
            <text:p>new year resolution? — Mmmmmmmm . Never thought of anything yet . Oh my procrastination to the max LOL http://ask.fm/a/a3mkq72m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 resolution</text:p>
          </table:table-cell>
          <table:table-cell office:value-type="string" calcext:value-type="string">
            <text:p>my procrastination to the max</text:p>
          </table:table-cell>
        </table:table-row>
        <table:table-row table:style-name="ro1">
          <table:table-cell office:value-type="string" calcext:value-type="string">
            <text:p>My new year resolution meet Niall...oh wait I've already done that today well sort of.. pic.twitter.com/i5QcvwO0Nq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 year's resolution: be able to love myself the way I love pizz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<text:s/>be able to love myself the way I love pizza.</text:p>
          </table:table-cell>
        </table:table-row>
        <table:table-row table:style-name="ro1">
          <table:table-cell office:value-type="string" calcext:value-type="string">
            <text:p>Message from the Admin Team : <text:s/>Let our New Year's resolution be this: we will be there for one another as fellow... http://fb.me/2DiV4n6C7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we will be there for one another as fellow</text:p>
          </table:table-cell>
        </table:table-row>
        <table:table-row table:style-name="ro1">
          <table:table-cell office:value-type="string" calcext:value-type="string">
            <text:p>New Year's Resolution 101: Force criminals to fight to the death in hoverspeeder battles that are far duller than they should be. #retroj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Force criminals to fight to the death in hoverspeeder battles that are far duller than they should be</text:p>
          </table:table-cell>
        </table:table-row>
        <table:table-row table:style-name="ro2">
          <table:table-cell office:value-type="string" calcext:value-type="string">
            <text:p>My one New Year's resolution: write. That is al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Making any New Year's Resolutions? Read my new blog first. 'A Different Kind Of New Year’s Resolution' http://shar.es/9gKDO  via @share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ear's Resolution</text:p>
          </table:table-cell>
          <table:table-cell office:value-type="string" calcext:value-type="string">
            <text:p>Read my new blog first</text:p>
          </table:table-cell>
        </table:table-row>
        <table:table-row table:style-name="ro1">
          <table:table-cell office:value-type="string" calcext:value-type="string">
            <text:p>My New Year's resolution is to be more patient and tolerant of the childreOMG WILL YOU PLEASE SHUT UP AND GO AW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 resolution: i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New Year everyone! ...my girlfriends New Years resolution is she wants to be a pig. Love her… http://instagram.com/p/imuJROSW8B/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 stay al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 Confiscation � The New World Order�s New Year�s Resolution - http://www.infowars.com/gun-confiscation-the-new-world-orders-new-years-resolution/ 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 pic.twitter.com/GEHnsu4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new years eve my new year resolution is to drink less http://instagram.com/p/imuGfJoudH/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teenage girl's New Year's resolution. <text:s/>https://vine.co/v/hVvhYuHjH3g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NEW STORY* I'll show you that United are the real deal! Moyes makes his new year resolution as Old Trafford b... http://dailym.ai/1amwdUV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ck a New Year's Resolution. I was awesome in 2013 and plan on continuing it into 201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unfriend more white peopl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be Jennifer Lawren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 #4: I will not feed the trolls on twit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new year everyone! My resolution is hard work, more yoga and to only put good things into my… http://instagram.com/p/imt4-zDUnM/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ord boss vo... http://tinyurl.com/lrjpfnz  #MUF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 resolution is to find some fri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follow the other accounts written by @TeaPartyCat: <text:s/>@MeetingBoy <text:s/>@AssholeOfD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not get alcohol poisoning on New Year's ev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 Confiscation – The New World Order’s New Year’s Resolution http://www.infowars.com/gun-confiscation-the-new-world-orders-new-years-resolution/ 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e here and it's one resolution that I keep. <text:s/>RT @Rosiecosy I make a resolution to never make a resolution every New Year - tis tru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@Brilliant_Ads: #1: Colgate. Happy New Year! pic.twitter.com/ChxR9duLQY” @C_Baggins this followed your resolution tweet. Thought it guy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 resolution is to be kinder to the non-dog, sorry I mean Nell, my little fluffy ball of loveliness #HelloNell pic.twitter.com/m4FzNTBC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 for me is non-sense and useless. It's just like saying "Promises are made to be broken."... http://fb.me/11Wbt4U7J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ord boss vows to... http://dlvr.it/4cRfg7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olution One: I will live for God. Resolution Two: If no one else does, I still will. Happy New Year's Eve!... http://fb.me/16iETuDiJ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Old Man say: New year, new resolution, old attitude no difference. Me? Drink less Baijiu and more Huangjiu, more happ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 resolution is to go 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 Mail &gt;&gt; I'll show you that United are the real deal! Moyes makes his new year resolution as Old Trafford http://buzztap.com/-gXDU0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 Confiscation � The New World Order�s New Year�s Resolution - http://www.infowars.com/gun-confiscation-the-new-world-orders-new-years-resolution/ 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e Biden's New Year's resolution: To be relevant again http://bit.ly/JsnslG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be outspoken and to say what's on my mind. I refuse to honey my words any longer for fear of offending peo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cy B Detweiler: This New Year's Eve, Let's Make a Different Sort of Resolution for 2014 via ... http://tinyurl.com/mg9hy6d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Vegebutcher New Year's resolution - introduce Vegetarian Butcher to the UK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’s Resolution: Read More Books! http://shar.es/9gKHb  via @shareth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2560 x 1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list. http://twitpic.com/dqr6de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: Say "thank you", say "I'll think about it", and smile at everyone. HAPPY NEW YEAR, ONE AND ALL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NerdyNigerian97's New Year Resolution is to be more country pic.twitter.com/7p2NrMbjI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? I'm going to finally get a credit card. I'm 30, this is long overdue. I may even learn my credit score in 201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cy B Detweiler: This New Year's Eve, Let's Make a Different Sort of Resolution for 2014 via ... http://tinyurl.com/okgwxtr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is to avoid all Carolina predictions. “@jjordan28: @ESPNLunardi what's the ceiling for UNC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ks Kayla! RT @kayvanfleet: Stop fooling yourself. Try a different kind of New Year's Resolution. Chchchhcheck it! http://oneword365.com/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alert: it's someone's New Year's resolution to take more selfies. Red alert: it's me!!!!! http://instagram.com/p/imtNpfLoJn/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 alcohol consumed tonight or for the rest of the year for me. Going sober for 2014. #resolution Happy New Year guys. X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’s Resolution is to suck on some titt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be more hard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, NewYear, same resolution. No stop, No surrender, No going back; the struggle goes on till we liberate all of Palestine. #FreePalest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’s Resolution: Read More Books! http://shar.es/9giQo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2014 New Year's Resolution} Find tools to have "in my pocket" for stressful parenting situations... http://pinterest.com/pin/93309023503909612/ 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New Year’s Resolution Ideas for Photographers http://weeder.org/rLHXBda  #photography #ar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 : get some bi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ooling yourself. Try a different kind of New Year's Resolution. Chchchhcheck it! @oneword365 &amp; http://oneword365.com/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2014 resolution: never stop PLAYing. Heading right now to a huge Techno party w/ @Tisum @FloreBerlin :) Happy New Year and Have Fun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ually my New Year's resolution is to never hear Home by Phillip Fartlips ever aga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- finish my collection of recipes! #newyearsresolution #bookproject http://instagram.com/p/ims9b7DJ18/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be less vague, etc. Happy New Year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 resolution ideas for photographers http://weeder.org/rLHXyRk  #photography #ar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giggle more quietly, and with less frequenc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cy B Detweiler: This New Year’s Eve, Let’s Make a Different Sort of Resolution for 2014 http://ift.tt/18WPDVo  #goldenage #ga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nutpn We want you to start the New Year happy! Tops usually take 3-5 days to come back. Once we reach resolution, we will contact you.^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 resolution, thank you @POSSIBILL for the inspiration pic.twitter.com/nKikilH0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 #782: wear all the shoes in my closet. Bought these 2 years ago and they've never been worn. pic.twitter.com/wkQIHi7ux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for 2014 is to learn as much Korean as possible, see you there @ttm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 Mail - <text:s/>I'll show you that United are the real deal! Moyes makes his new year resolution as Old Trafford... http://j.mp/1eUb8J9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ManUtdNews I'll show you that United are the real deal! Moyes makes his new year resolution as Old... http://dlvr.it/4cRZgf  #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not change a thing. I'm still alive, so obviously I'm doing something righ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’s resolution: I will not waste time and energy reasoning with bug-eyed partisans. I swear it. This time is different. Really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actual new year’s resolution is to have more parts of myself cut 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a new year resolution to make a real difference to your country. Think #UKIP, Vote UKIP &amp; Join UKIP today... http://fb.me/6rJkWxsO9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write "2014" instead of "2013." <text:s/>What's yours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To tolerate fools more gladly, provided this does not encourage them to take up more of my time.' <text:s/>- James A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@shawnblanc: If your New Year's resolution is to wear better pocket squares: <text:s/>http://toolsandtoys.net/put-this-on-pocket-squares/ …” @JoeReeser @tyricch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 resolution made. <text:s/>To be more annoying than last year !!! <text:s/>Happy new year fol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ser flaca como una vsangel. JAJAJAJAJ JK pic.twitter.com/pM1y56LLM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... http://dailym.ai/1k5vb9J  #mufc #manun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ord boss vows to ... http://dailym.ai/1amwdUV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 new year, my resolution is the same - not to be stuck watching Jools' Prerecorded Hootenanny next year. Yet here I am #nowi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ord boss vows to ... http://dailym.ai/1amwdUV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 Mail: I'll show you that United are the real deal! Moyes makes his new year resolution as Old Traf... http://dailym.ai/1amwdUV  #muf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... http://dailym.ai/1amwfMC  (Daily Mail) #MUF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mufc I'll show you that United are the real deal! Moyes makes his new year resolution as Old Tra... http://q.gs/5IfSi  | Daily 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 NFL Team's New Year's Resolution for 2014 http://adf.ly/bSNuo  #NFL #Opinion #Wide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ord boss vows to ... http://dailym.ai/1amwdEp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is to stop lying to myself about making lifestyle changes. http://pulse.me/s/4zDPT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become attractiv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: "to drink, travel, have a good time, be happy and love" twice as much as my best year... pic.twitter.com/mH28rp6lf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Coyotes New Year's Resolution: Convince everyone that there will be no relocation in five yea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become Beyoncé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spend less time wearing pant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make more MUSIC! <text:s/>What's yours? I will randomly choose one person and send you my new EP! Happy New Year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 resolution: Due to family &amp; friends pressure I have decided to make at least one feel good, non... http://fb.me/20pFrn7c6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shing a very happy new year to all! <text:s/>2013 was fantastic, but 2014 is going to be something else. #resolution #gratitude #live #life #l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eat a lot and turn into a khalees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for 2013 was to be nicer to everyone I met or came in contact with. I did a really good job. I used to be a t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: Dad, what's your New Year's resolution? Me: Tweet more! 11: *eye roll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new year errbody!! New resolution,new beginning and new chapter #vsco #vscocam #newyear #2014… http://instagram.com/p/imsShPAYoo/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don't be bitter be be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 resolution is to try and see the positive in every situation pic.twitter.com/Gx7YpQtI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Sabres New Year's Resolution: Win at least o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one has a New Year resolution! #Comedy #demwhiteboyz <text:s/>https://vine.co/v/hVrtE971Trh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 #9: I will spend more quality time with my teenage children. Ha! Just kidding. Like they would allow that! N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only New Year's resolution is to stop thinking I'm 2 Chain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 resolution is to, eat more muffins and buy expensive toilet pape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guy on the news said his New Year's resolution is to "be more wiser." He's off to a bad star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To tolerate fools more gladly, provided this does not encourage them to take up more of my time.' <text:s/>- James A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to follow lea michele's lead and try to be positive about things, strong, independent and kind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've decided not to make any New Year resolutions. <text:s/>Oh, hang on, that's a re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r New Year's Resolution is to save the earth from all of the old electronics and recycle them into new... http://fb.me/18D6QlFkx 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y new year's resolution is to destroy all knowledge, libraries, compassion and understanding", declares Cameron. THIS IS A #TRUE STORY.</text:p>
            <text:p>Happy New Year 2014! #resolution #newyearresolution <text:s/>#HappyNewYear #2014 https://vine.co/v/hV6UXFLtBEx </text:p>
            <text:p>Our New Year’s resolution for 2014: get even MORE pow turns in this season! <text:s/>Share your ski/snowboard goals for... http://fb.me/19aeozS7h </text:p>
            <text:p>#axisofoversteer: New Year's resolution: No fear! http://ow.ly/2CyLbQ </text:p>
            <text:p>My only New Year Resolution is to stop biting my nails. lol. Nothing major.</text:p>
            <text:p>I already know everyones new year resolution will be to stay away from the marijuanas.</text:p>
            <text:p>New year resolution is to play on this more http://instagram.com/p/imr61dwwmh/ </text:p>
            <text:p>My New Year's Resolution is to be less of a pussy bitch.</text:p>
            <text:p>My new year's resolution is to be a lot nicer to all you stupid fucking crybabies.</text:p>
            <text:p>Our New Year's resolution is to ski more with family and friends! What's your ski resolution? pic.twitter.com/DK1cRyiaVY</text:p>
            <text:p>-insert New Year's Resolution related tweet here-</text:p>
            <text:p>That's not my New Year's Resolution. My New Year's Resolutions are secret and I'm not telling you them.</text:p>
            <text:p>No New Year resolution for me same me http://instagram.com/p/imr3HjJwwP/ </text:p>
            <text:p>My New Year's resolution is to stop cooking crystal meth #clean #healthy #fitnessmotivation</text:p>
            <text:p>My New Year's resolution is to give up my New Year's resolution for Lent.</text:p>
            <text:p>#RedWings New Year's Resolution: Get a $1 trillion arena, then tear it down and build a public-funded $2 trillion arena in its place.</text:p>
            <text:p>New year's resolution: continue to be that nigga</text:p>
            <text:p>Seamus dreaming of his New Year's resolution: to finally finish "Charlotte's Web" and get a haircut. pic.twitter.com/bFSKeVUfqV</text:p>
            <text:p>New year <text:s/>new resolution <text:s/>pic.twitter.com/Dy7SC5msbK</text:p>
            <text:p>Dear crush, my New Year's resolution is to tell you how I feel. #mycrush</text:p>
            <text:p>Happy New Year, friends. My main NY resolution is to moan less often on Twitter… meaning that there’ll probably be a LOT less tweets.</text:p>
            <text:p>My new year's resolution pic.twitter.com/Y0olgQY3DJ</text:p>
            <text:p>as the tradition goes, if you write your new year's resolution on a yellowed Sheraton notepad, it will come true.</text:p>
            <text:p>My new year's resolution is to meet Nicki!! Can't wait</text:p>
            <text:p>My New Year’s Resolution is to get over Dobby's death</text:p>
            <text:p>"I wish @aminuargungu: New year, New resolution "@AhmsBaba: I wanna become an online preacher."</text:p>
            <text:p>No New Year's resolution but I do pray that God continues guiding and ordering my steps according to His will with... http://fb.me/TY6isXq2 </text:p>
            <text:p>Starting the new year fit and healthy no resolution for meeee pic.twitter.com/oRUb5HgOJx</text:p>
            <text:p>I'm still trying to think of an attainable New Year's Resolution...</text:p>
            <text:p>If your New Year's resolution is to learn a new language, I'd be happy to offer my expertise in the area for free: http://www.keithmassey.com/languagelearning.html …</text:p>
            <text:p>New Year's Resolution #8: I will give more to charity as long as they accept unused Groupons for laser tag and bikini waxes.</text:p>
            <text:p>Wow. Folks giving @alfiekohn a hard time on silly "beware content-rich curriculum" tweet. New Year's resolution: follow better gurus?</text:p>
            <text:p>My New Year Resolution.. pic.twitter.com/Gzd9Yj6sd7</text:p>
            <text:p>My new year's resolution is to learn #calligraphy. How about you? Sign up at http://poketo.com/workshops  One… http://instagram.com/p/imrXomRdZs/ </text:p>
            <text:p>Let our New Year's resolution be this: we will be there for one another as fellow members of humanity, in the... http://fb.me/3gfx5lQPg </text:p>
            <text:p>*insert photo collage of last year* *insert tweet of new year new me* *insert tweet making fun of new resolution* *Insert "turn up" tweet*</text:p>
            <text:p>Fuck a New Year's resolution. .just live your life</text:p>
            <text:p>My New Year's resolution: to be kind to myself. #noshameselfie pic.twitter.com/r3I0DsayzG</text:p>
            <text:p>Is @joshmalina's New Year's Resolution going to involve being nicer to @WhitfordBradley?!</text:p>
            <text:p>why are people always dropping people when the new year comes? their new years resolution should be to learn to pick better friends tbh</text:p>
            <text:p>"Let our New Year's resolution be this: we will be there for one another as fellow members of humanity, in the... http://fb.me/6kASi362Q </text:p>
            <text:p>New Year's resolution: Stop pressing rewind on things that need to be deleted from your life. #brotips</text:p>
            <text:p>I could quit eating lots of different unhealthy foods for my new year's resolution, but I'm not a quitter</text:p>
            <text:p>New Year's resolution: learn how to knit. Knit all the people of earth together. World domination.</text:p>
            <text:p>When people type NYE instead of New Year's Eve I think they're referring to bill nye the science guy. My New Years resolution: use my brain</text:p>
            <text:p>Making only one New Year's resolution, and that's for next year to be better than the last.</text:p>
            <text:p>Happy New Year!The only New Years resolution is to be more like Bowie especially when it comes to style #rebelrebel pic.twitter.com/FH55csOeq8</text:p>
            <text:p>New Year's Resolution: stay relatively the same except maybe be a little less of an asshole.</text:p>
            <text:p>New year resolution: Gangbang &amp; interracial</text:p>
            <text:p>Everyone has a New Year resolution! #Comedy #demwhiteboyz <text:s/>https://vine.co/v/hVrtE971Trh </text:p>
            <text:p>My resolution. Happy New Year's everyone! http://instagram.com/p/imrEC0EgVR/ </text:p>
            <text:p>my new year's resolution was to get a social life but i think i'll go for something more realistic, like finding the cure to cancer</text:p>
            <text:p>My new year's resolution for true is to find new things to love.</text:p>
            <text:p>I'm curious to hear every1s New Year resolution. So tell me what's yours!? Mine are still #hardwork and #dedication but I'll be adding more</text:p>
            <text:p>Let our New Year's resolution be this: we will be there for one another as fellow members of humanity,… http://instagram.com/p/imq_ovk5AS/ </text:p>
            <text:p>It's food like this that makes me never want to make a New Year's resolution ever again. <text:s/>http://ow.ly/s9f6T  #portland</text:p>
            <text:p>New Year's Resolution.. Kiss from #CoachOnline pic.twitter.com/ThNBo3yeif</text:p>
            <text:p>New Year's Resolution #7: I will not date any worthless, cruel, inconsiderate, or obnoxious men. Which I guess means I'm lesbian this year.</text:p>
            <text:p>Olive told me that her New Year resolution is to learn the ukulele. <text:s/>The first song book she's going to learn... http://fb.me/16rgiPYag </text:p>
            <text:p>My new years resolution is to stop making new year resolutions</text:p>
            <text:p>New Years resolution for 2014...be more like Miley Cyrus. Happy new year! pic.twitter.com/q7kqfCqR1x</text:p>
            <text:p>new year resolution FUCK Politics :D #fb</text:p>
            <text:p>“@khassanasdfghj: New year resolution is defo to come closer to my deen.” In'shaa'allah</text:p>
            <text:p>new year resolution- wwa tickets and 1/5 thats it thats all i want</text:p>
            <text:p>The best resolution. Always. Happy New Year! http://instagram.com/p/imqs5rIlxN/ </text:p>
            <text:p>Dammit. Just broke my new year's resolution.</text:p>
            <text:p>My new year's resolution is to do everything I did this year but with more swag</text:p>
            <text:p>My new year's resolution is to stop being so miserable.</text:p>
            <text:p>New Year's Resolution #happynewyear #nye #anonovo #felizanonovo #riodejaneiro http://instagram.com/p/imqpvUNOAr/ </text:p>
            <text:p>New Year's Resolution #6: I will exercise. Like really exercise. Unless I sweat because sweating is gross.</text:p>
            <text:p>Dang, this new year's resolution is so meta pic.twitter.com/ytRluhEwEg</text:p>
            <text:p>@twisted_twins @TwistdTwinsArmy HAPPY NEW YEAR! My 2014 resolution: try 2 find a way 2 meet my fav twins! #twinning pic.twitter.com/HvAp6IhYLg</text:p>
            <text:p>I'll show you that United are the real deal! Moyes makes his new year resolution as Old Trafford boss vows to i... - http://dailym.ai/Ki6qaG </text:p>
            <text:p>My first new year resolution is to stop doing the kick off exploit in FIFA 14, but I probably won't survive for more than a day.</text:p>
            <text:p>The only New Year’s Resolution I can think of is to shave my beard.</text:p>
            <text:p>Here are some New Year’s Resolution Ideas for Dating: http://dating.about.com/od/winterholidays/tp/newyearsresolutionsforsingles.htm … #TBDseries</text:p>
            <text:p>Photoset: 2014 New Year’s resolution? http://tmblr.co/ZLIaWq12t9WTV </text:p>
            <text:p>new year's resolution: make the first roguelike so unplayable, that no fan base will develop around it.</text:p>
            <text:p>New Year's Resolution #5: I will convince my doctor to renew my Xanax prescription.</text:p>
            <text:p>New post: Paul Heyman, Dolph Ziggler, Eva Marie, The Miz and More Share Their New Year’s Resolution http://theringfan.com/paul-heyman-dolph-ziggler-eva-marie-the-miz-and-more-share-their-new-years-resolutions/ … #TheRingFan</text:p>
            <text:p>Happy NewYear everyone! #nye #happynewyear #365days #resolution #quote #life #2014 http://instagram.com/p/imqWrrwLH1/ </text:p>
            <text:p>Time to start thinking of a New Year's resolution that I'll swear to keep, but won't actually follow through with</text:p>
            <text:p>Instead of New Year's Resolution, I'm gonna ask for New Year's Absolution. That's the Catholic way, (cont) http://tl.gd/n3ir23 </text:p>
            <text:p>New Year's Resolution #4: I will meditate every day. I mean, just as soon as I learn to relax.</text:p>
            <text:p>My New Year's resolution <text:s/>pic.twitter.com/cop6cvIlFU</text:p>
            <text:p>Via @HDBuzzFeed and @businessinsider, I'm hijacking HD hero Woody Guthrie's new year's resolution list as my own pic.twitter.com/FapnFZHba1</text:p>
            <text:p>My New Year's resolution is to be more of a douchebag than I was in 2013</text:p>
            <text:p>Pillow Talk: Topic: My New Year's Resolution <text:s/>http://instagram.com/p/imqJdzqBhb/ </text:p>
            <text:p>Thanks! @davidlaplante "Love this: RT @RobbSmith: “The Only New Year Resolution Worth Setting” https://medium.com/p/34169ccaa4ed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’s Resolution, cut the military and veterans suicide rate http://fb.me/2T2IDoLmB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is to not lose my chapstick the day I buy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: post more dickgirls on tw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start my winter break assign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 down, look up, and let go. #resolution #newyear #photobooth #ggphotoaday #grannygirls http://instagram.com/p/imqBA_zd-M/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no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is to get Kizzie into the circus as the Bearded Lady. pic.twitter.com/rg2KEjTJ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get 1/5 ok i know i said it last year as well but its not my fault none of the boys would follow me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 @naveedhassan can we get a new year's resolution to make more free throws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 Resolution https://vine.co/v/hV6pVd1bWB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s prepare for the New Year's resolution rush: While that may mean getting a new pair of running shoes, no o... http://binged.it/1amt3jX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fitness trends for 2014: If you’re one of the many people who made a New Year’s resolution to up the ante ... http://binged.it/1amt1bP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Tech Resolution #2: Get to Inbox Zero, and stay there http://unrl.me/1jPBbTY  via @geekw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NewYear I'll show you that United are the real deal! Moyes makes his new year resolution as Old Trafford boss... http://q.gs/5If8z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ll show you that United are the real deal! Moyes makes his new year resolution as Old Trafford boss vows to ... http://adf.ly/bSLRJ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le Reading Plans #newyear #resolution http://shar.es/9gkA6  via @jenalamb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is to post more cat pic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rd New Year's Resolution: I'm going to NOT steal the cookies from the cookie ja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Jonwoodscience @alisonatkin @LittleLizzieB Heh, my new year resolution is to be celibate and disdainful. Both going well so far ;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a New Year's resolution for your health...no more fast food...discover the health benefits Italian 'slow'... http://fb.me/USqVKEpq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 New Year resolution healthwise? Tea for Cardio Health in the New Year http://shar.es/9gAJr  via @shareth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pic.twitter.com/JuSsisDlR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 #2: I will not eat any processed foods. I mean, unless it's processed with suga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New Year’s Resolution Ideas for Photographers http://weeder.org/rLHXBda  #photography #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 @CaptainAmerica: New Year's Resolution? Meet new people. #CaptainAmerica #WinterSoldier pic.twitter.com/psjOHj0bI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screen resolution is wait I screwed that up let me start 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Successful Are New Year Resolutions? Done right- they can change your life. http://wp.me/p3Hha4-rU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resolution for the new year: more of everything. :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kitecruz haha. Not. So much... Happy New Year! Guess that's one resolution out the window #nodrunkentwe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 a New Year's Resolution done already and it's not even New Year's yet: No more Bloomberg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 #1: I will not use the internet during the day until I write at least 3000 words...unless I... http://fb.me/W1rjbi1G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 #7 "More Modine" @MatthewModine How 'bout it? @trappersherwood @KenPettigrew @BillZucker pic.twitter.com/YMTOEJeUC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be a better father for my childr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Let our New Year's resolution be this: We will be there for one another as fellow members of humanity, in the... http://fb.me/1fJZih7oy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’s resolution: 2880 x 1800. http://tmblr.co/ZHPnRy12t79dp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johnnyminkley New Year's resolution: become even more curmudgeon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new year's resolution is to be more perfect than I already am ! <text:s/>http://instagram.com/p/impY4aIgG6/ 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learn how to put on fake eyelashes. Look out, 2014. I'm dreaming bi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_fearlesswift sure thing. This can be our new year resolu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get published, even if its something "small" like a newspaper or magazin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new year y'all! New year's resolution; play more boardgames. Tonight, #LordsOf Waterdeep pic.twitter.com/isoacZjB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's resolution: ¯\_(ツ)_/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hink "losing weight" as a new year's resolution is the equivalent of the "world peace" answer in a beauty pageant. #nye #resolu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Year's Resolution: trail mix but with pil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day was the last day before the gym gets flooded with the idiots and their "new year's resolutio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one has a New Year resolution! #Comedy #demwhiteboyz <text:s/>https://vine.co/v/hVrtE971Trh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teenage girl's New Year's resolution. <text:s/>https://vine.co/v/hVvhYuHjH3g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 Confiscation – Obama’s New Year’s Resolution http://www.teaparty.org/gun-confiscation-new-world-orders-new-years-resolution-32599/ 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ear resolution is defo to come closer to my de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ing A New Year's Resolution - http://empoweringyourvision.com/dir/years-resolution/ … http://empoweringyourvision.com/dir/years-resolution/ 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MarilynRussell Happy New Year! My resolution is to see u more in 20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fail mo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 new year's resolution is to get good grades, get rich, and fall in love with a white 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asn't until I was half way through this baconator that I realized what my new year's resolution would b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*!% Facebook and it's melodramatic posts. New Year's resolution: convert my friends and family to google+. #newy... http://fplus.me/p/4AK4 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witter  搜索 - new year resoluti'.A1:'Twitter  搜索 - new year resoluti'.D10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D1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00:00:01.929625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itter_20__20_搜索_20_-_20_new_20_year_20_resoluti" style:display-name="PageStyle_Twitter  搜索 - new year resolu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16:23:22.498105458</dc:date>
    <dc:creator>sunny </dc:creator>
    <meta:editing-duration>PT4H6M54S</meta:editing-duration>
    <meta:editing-cycles>8</meta:editing-cycles>
    <meta:generator>LibreOffice/4.1.3.2$Linux_X86_64 LibreOffice_project/410m0$Build-2</meta:generator>
    <meta:document-statistic meta:table-count="2" meta:cell-count="1496" meta:object-count="0"/>
  </office:meta>
</office:document-meta>
</file>